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17"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1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1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20"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2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2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3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66aa5" style:font-weight-asian="normal" style:font-weight-complex="normal"/>
    </style:style>
    <style:style style:name="P3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3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normal" officeooo:rsid="00445db1" officeooo:paragraph-rsid="00466aa5" style:font-weight-asian="normal" style:font-weight-complex="normal"/>
    </style:style>
    <style:style style:name="P3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40" style:family="paragraph" style:parent-style-name="Text_20_body">
      <style:paragraph-properties fo:text-align="end" style:justify-single-word="false"/>
    </style:style>
    <style:style style:name="P41" style:family="paragraph" style:parent-style-name="Text_20_body">
      <style:paragraph-properties fo:margin-top="0in" fo:margin-bottom="0in" style:contextual-spacing="false" fo:text-align="end" style:justify-single-word="false"/>
      <style:text-properties officeooo:paragraph-rsid="00590c3a"/>
    </style:style>
    <style:style style:name="P42" style:family="paragraph" style:parent-style-name="Text_20_body">
      <style:paragraph-properties fo:margin-top="0in" fo:margin-bottom="0in" style:contextual-spacing="false" fo:text-align="end" style:justify-single-word="false"/>
      <style:text-properties officeooo:paragraph-rsid="00653741"/>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officeooo:paragraph-rsid="00556847"/>
    </style:style>
    <style:style style:name="P45" style:family="paragraph" style:parent-style-name="Text_20_body">
      <style:paragraph-properties fo:margin-top="0in" fo:margin-bottom="0in" style:contextual-spacing="false" fo:text-align="start" style:justify-single-word="false"/>
      <style:text-properties officeooo:paragraph-rsid="00568dab"/>
    </style:style>
    <style:style style:name="P46"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47"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48" style:family="paragraph" style:parent-style-name="Text_20_body">
      <style:paragraph-properties fo:text-align="start" style:justify-single-word="false"/>
      <style:text-properties officeooo:paragraph-rsid="0058516d"/>
    </style:style>
    <style:style style:name="P49" style:family="paragraph" style:parent-style-name="Text_20_body">
      <style:paragraph-properties fo:margin-top="0in" fo:margin-bottom="0in" style:contextual-spacing="false" fo:text-align="start" style:justify-single-word="false"/>
      <style:text-properties officeooo:paragraph-rsid="00590c3a"/>
    </style:style>
    <style:style style:name="P50" style:family="paragraph" style:parent-style-name="Text_20_body">
      <style:paragraph-properties fo:margin-top="0in" fo:margin-bottom="0in" style:contextual-spacing="false" fo:text-align="start" style:justify-single-word="false"/>
      <style:text-properties officeooo:paragraph-rsid="00626e40"/>
    </style:style>
    <style:style style:name="P51" style:family="paragraph" style:parent-style-name="Text_20_body">
      <style:paragraph-properties fo:margin-top="0in" fo:margin-bottom="0in" style:contextual-spacing="false" fo:text-align="start" style:justify-single-word="false"/>
      <style:text-properties officeooo:paragraph-rsid="00640f2e"/>
    </style:style>
    <style:style style:name="P52" style:family="paragraph" style:parent-style-name="Text_20_body">
      <style:paragraph-properties fo:margin-top="0in" fo:margin-bottom="0in" style:contextual-spacing="false" fo:text-align="start" style:justify-single-word="false"/>
      <style:text-properties officeooo:paragraph-rsid="00653741"/>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ext-properties officeooo:paragraph-rsid="00568dab"/>
    </style:style>
    <style:style style:name="P55" style:family="paragraph" style:parent-style-name="Text_20_body">
      <style:paragraph-properties fo:margin-top="0in" fo:margin-bottom="0in" style:contextual-spacing="false" fo:text-align="center" style:justify-single-word="false"/>
      <style:text-properties officeooo:paragraph-rsid="00568dab"/>
    </style:style>
    <style:style style:name="P56" style:family="paragraph" style:parent-style-name="Text_20_body">
      <style:paragraph-properties fo:text-align="center" style:justify-single-word="false"/>
      <style:text-properties officeooo:paragraph-rsid="0058516d"/>
    </style:style>
    <style:style style:name="P57" style:family="paragraph" style:parent-style-name="Text_20_body">
      <style:paragraph-properties fo:margin-top="0in" fo:margin-bottom="0in" style:contextual-spacing="false" fo:text-align="center" style:justify-single-word="false"/>
      <style:text-properties officeooo:paragraph-rsid="00590c3a"/>
    </style:style>
    <style:style style:name="P58" style:family="paragraph" style:parent-style-name="Text_20_body">
      <style:paragraph-properties fo:margin-top="0in" fo:margin-bottom="0in" style:contextual-spacing="false" fo:text-align="center" style:justify-single-word="false"/>
      <style:text-properties officeooo:paragraph-rsid="00626e40"/>
    </style:style>
    <style:style style:name="P59" style:family="paragraph" style:parent-style-name="Text_20_body">
      <style:paragraph-properties fo:margin-top="0in" fo:margin-bottom="0in" style:contextual-spacing="false" fo:text-align="center" style:justify-single-word="false"/>
      <style:text-properties officeooo:paragraph-rsid="00640f2e"/>
    </style:style>
    <style:style style:name="P60" style:family="paragraph" style:parent-style-name="Text_20_body">
      <style:paragraph-properties fo:margin-top="0in" fo:margin-bottom="0in" style:contextual-spacing="false" fo:text-align="center" style:justify-single-word="false"/>
      <style:text-properties officeooo:paragraph-rsid="00653741"/>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60"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68" style:family="text">
      <style:text-properties fo:font-variant="normal" fo:text-transform="none" fo:color="#e8eaed" loext:opacity="100%" style:font-name="Noto Sans Mono" fo:font-size="8pt" fo:letter-spacing="normal" fo:font-style="normal" officeooo:rsid="00640f2e" style:font-size-asian="8pt" style:font-size-complex="8pt"/>
    </style:style>
    <style:style style:name="T69" style:family="text">
      <style:text-properties fo:font-variant="normal" fo:text-transform="none" fo:color="#e8eaed" loext:opacity="100%" style:font-name="Noto Sans Mono" fo:font-size="8pt" fo:letter-spacing="normal" fo:font-style="normal" officeooo:rsid="00640f2e" style:font-size-asian="8pt" style:font-style-asian="normal" style:font-size-complex="8pt" style:font-style-complex="normal"/>
    </style:style>
    <style:style style:name="T70"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6"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7"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78"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7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80" style:family="text">
      <style:text-properties fo:font-variant="normal" fo:text-transform="none" fo:color="#e8eaed" loext:opacity="100%" style:font-name="Noto Sans Mono" fo:font-size="8pt" fo:letter-spacing="normal" fo:font-weight="normal" officeooo:rsid="00640f2e" style:font-size-asian="8pt" style:font-weight-asian="normal" style:font-size-complex="8pt" style:font-weight-complex="normal"/>
    </style:style>
    <style:style style:name="T81" style:family="text">
      <style:text-properties officeooo:rsid="0014cae5"/>
    </style:style>
    <style:style style:name="T82" style:family="text">
      <style:text-properties officeooo:rsid="00165a84"/>
    </style:style>
    <style:style style:name="T83" style:family="text">
      <style:text-properties officeooo:rsid="001c4d77"/>
    </style:style>
    <style:style style:name="T84" style:family="text">
      <style:text-properties style:font-name="Noto Sans Mono" fo:font-size="8pt" fo:font-weight="bold" style:font-size-asian="8pt" style:font-weight-asian="bold" style:font-size-complex="8pt" style:font-weight-complex="bold"/>
    </style:style>
    <style:style style:name="T85"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83">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81">his cousin Charlie,</text:span><text:span text:style-name="T1"> Leann, Evan, Amanda, Tuvi and Wes.</text:span></text:p>
      <text:p text:style-name="P1"><text:soft-page-break/><text:s text:c="3"/><text:span text:style-name="T81">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81">We watched two lousy comedians, got into our black skin suits and made noises while Joe Carrol told some captivating stories, prompted by the word “cat.” </text:span><text:span text:style-name="T82">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17"><text:soft-page-break/>—VI.XXII</text:p>
      <text:p text:style-name="P18"/>
      <text:p text:style-name="P5"><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6"><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12"><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19"/>
      <text:p text:style-name="P14"><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20"><text:soft-page-break/>. . .</text:p>
      <text:p text:style-name="P20"/>
      <text:p text:style-name="P21">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15"><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13"><text:span text:style-name="T14"><text:s text:c="3"/>I said, “</text:span><text:span text:style-name="T16">Ohhhhhh I thought the wedding was today!” and sent a picture of Ryan and I. He said, “Who you sending that to?” and I said, “I dunno!”</text:span></text:p>
      <text:p text:style-name="P13"><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2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13"><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13"><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23"/>
      <text:p text:style-name="P16"><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31"><text:soft-page-break/>. . .</text:p>
      <text:p text:style-name="P24"/>
      <text:p text:style-name="P7"><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7"><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8"><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8"><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5">was</text:span><text:span text:style-name="T22"> a side gate open to the party, just not at an angle I could have ever noticed walking up from my house.</text:span></text:p>
      <text:p text:style-name="P7"><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6">Piper Oz the Hound</text:span><text:span text:style-name="T22"> and wrote in my journal.</text:span></text:p>
      <text:p text:style-name="P25"/>
      <text:p text:style-name="P9"><text:span text:style-name="T22">I am very happy to be writing more verbosely at a computer, and I have had some ideas about how to do more of it. One idea is to go through </text:span><text:span text:style-name="T55">A Good Visit</text:span><text:span text:style-name="T22"> and rewrite/reformat it for 4x6, then find a random book to paste the story inside of.</text:span></text:p>
      <text:p text:style-name="P26"><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9"><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9"><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9"><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9"><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11"><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9"><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27"/>
      <text:p text:style-name="P32">. . .</text:p>
      <text:p text:style-name="P28"/>
      <text:p text:style-name="P10"><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29"/>
      <text:p text:style-name="P30">That was indeed a very interesting time of my life. It’s almost as if the motivation I had to work on keyboard and technical things during the day was a compensation to make up for the time lost while drinking and hungover.</text:p>
      <text:p text:style-name="P30"><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10"><text:span text:style-name="T22"><text:s text:c="3"/></text:span><text:span text:style-name="T34">I ate some grapes, laid in bed and eventually realized I couldn’t argue with sleep.</text:span></text:p>
      <text:p text:style-name="P10"><text:span text:style-name="T34"/></text:p>
      <text:p text:style-name="P10"><text:span text:style-name="T34"/></text:p>
      <text:p text:style-name="P34"><text:soft-page-break/><text:span text:style-name="T36">V</text:span><text:span text:style-name="T35">I.XXIII——</text:span></text:p>
      <text:p text:style-name="P34"><text:span text:style-name="T35"/></text:p>
      <text:p text:style-name="P35"><text:span text:style-name="T35">I woke around eight, went downstairs, made a cup of coffee and talked to Erica about my upcoming week. I went </text:span><text:span text:style-name="T43">back up</text:span><text:span text:style-name="T35">, used the restroom, printed and cleaned up my journal </text:span><text:span text:style-name="T43">crafting </text:span><text:span text:style-name="T35">mess from the day before. </text:span><text:span text:style-name="T37">I got dressed and, at 10:47, left the house and drove to Highland Brewing.</text:span></text:p>
      <text:p text:style-name="P35"><text:span text:style-name="T37"><text:s text:c="3"/>I set my drums up and sat </text:span><text:span text:style-name="T39">against a pillar at</text:span><text:span text:style-name="T37"> the </text:span><text:span text:style-name="T39">back of the</text:span><text:span text:style-name="T37"> </text:span><text:span text:style-name="T43">outdoor </text:span><text:span text:style-name="T37">stage. After Ryan had </text:span><text:span text:style-name="T43">arrived and </text:span><text:span text:style-name="T37">set up </text:span><text:span text:style-name="T53">his things</text:span><text:span text:style-name="T37">, he decided to go to the nearby</text:span><text:span text:style-name="T35"> </text:span><text:span text:style-name="T37">Starbucks, so I put in an order for a latte, “Tall hot whole.” We checked sounds once he returned, and then he disappeared again to get food for Melissa </text:span><text:span text:style-name="T43">and himself</text:span><text:span text:style-name="T37">. I continued to just sit on the stage.</text:span></text:p>
      <text:p text:style-name="P35"><text:span text:style-name="T37"><text:s text:c="3"/>Ryan and Tina checked out the craft tents while Melissa put </text:span><text:span text:style-name="T40">some paint on the barn</text:span><text:span text:style-name="T37">. Still, I sat. At 12:50, I walked slowly to the bathroom, then the bar, ordered an Athletic, walked back to the stage and played the first s</text:span><text:span text:style-name="T40">e</text:span><text:span text:style-name="T37">t. I still had half a beer, so I returned to my spot on the stage and sat some more.</text:span></text:p>
      <text:p text:style-name="P35"><text:span text:style-name="T37"><text:s text:c="3"/>We played our second set. Then, I went for a second Athletic and a Blunt pretzel. Rob the pretzel man gave me one for free because I was in the band. I thanked him and asked if he knew Lucy, told him to tell her Ross says hello. </text:span><text:span text:style-name="T38">I sat with Tina’s friends and the band in the shade near the stage and ate my pretzel w/ mustard but did not say much.</text:span></text:p>
      <text:p text:style-name="P35"><text:soft-page-break/><text:span text:style-name="T38"><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0">first thing </text:span><text:span text:style-name="T38">in the morning. I looked at my phone for a few minutes, finished my grapes, set out a laundry basket, threw my pants in it and wrote in my journal. </text:span></text:p>
      <text:p text:style-name="P35"><text:span text:style-name="T38"/></text:p>
      <text:p text:style-name="P38"><text:span text:style-name="T54">. . .</text:span></text:p>
      <text:p text:style-name="P36"><text:span text:style-name="T22"/></text:p>
      <text:p text:style-name="P37"><text:span text:style-name="T41">I napped for at least two hours, made noodles + peas and looked at my phone.</text:span></text:p>
      <text:p text:style-name="P37"><text:span text:style-name="T41"/></text:p>
      <text:p text:style-name="P37"><text:span text:style-name="T41">I am missing Hannah very much but don’t think I should tell her </text:span><text:span text:style-name="T43">so</text:span><text:span text:style-name="T41">. Instead, I sent her a reel. If she reacts to it, I may ask what she’s up to. I’m guessing she’s at home with her cats being lazy just like me. </text:span><text:span text:style-name="T42">Part of me fears she’s hanging out with someone else. </text:span><text:span text:style-name="T43">I know I shouldn’t be strategizing so much. </text:span><text:span text:style-name="T42">Driving to the beach would have been a good way to escape this mind trap, but I was obviously so very tired.</text:span></text:p>
      <text:p text:style-name="P37"><text:span text:style-name="T42"><text:s text:c="3"/>I am excited to ride Lazoom with her on Monday, but also realizing we don’t have an out-of-town opportunity to carpool anywhere together until Rare Bird Farm in September, which is worth being sad about no matter what becomes of our relationship. </text:span></text:p>
      <text:p text:style-name="P37"><text:span text:style-name="T42"><text:s text:c="3"/>That has been one of my favorite things to do ———something inherently fragile in it. Hopefully we can </text:span><text:soft-page-break/><text:span text:style-name="T42">do more of it next year, but it is </text:span><text:span text:style-name="T43">probably</text:span><text:span text:style-name="T42"> dependent upon what life looks like. Maybe I’m wrong about that. Maybe it’s a love language we can share no matter who we’re with in the future. I still hope </text:span><text:span text:style-name="T44">we </text:span><text:span text:style-name="T53">will be</text:span><text:span text:style-name="T44"> with</text:span><text:span text:style-name="T42"> each other.</text:span></text:p>
      <text:p text:style-name="P37"><text:span text:style-name="T42"><text:s text:c="3"/></text:span><text:span text:style-name="T45">I am ready for darkness to fall. I just want to lay in bed.</text:span></text:p>
      <text:p text:style-name="P37"><text:span text:style-name="T45"/></text:p>
      <text:p text:style-name="P39"><text:span text:style-name="T45">I </text:span><text:span text:style-name="T35">did it. I made it to the darkness. I haven’t had a drink in 113 days or watched porn in longer than that, nor have I played WoW for more than 20 minutes. </text:span><text:span text:style-name="T46">This is the first time I have said I am proud of myself for those things in writing.</text:span></text:p>
      <text:p text:style-name="P39"><text:span text:style-name="T46"><text:s text:c="3"/></text:span><text:span text:style-name="T47">My ability to be independent slowly grows, but I do yearn for just a little reassurance from Hannah, to know that she has some interest in trying to figure out what a life with me could look like. That is not the kind of validation I </text:span><text:span text:style-name="T48">should be seeking</text:span><text:span text:style-name="T47">, but there is no sense in denying that I crave it. </text:span></text:p>
      <text:p text:style-name="P39"><text:span text:style-name="T47"><text:s text:c="3"/></text:span><text:span text:style-name="T49">I realized a little while ago that it has only been three days since I saw </text:span><text:span text:style-name="T53">her</text:span><text:span text:style-name="T49">. It could be eight more until I see her again. What am I going to do when she’s gone in Europe all of August? What did I do before I became preoccupied with her? I drank.</text:span></text:p>
      <text:p text:style-name="P39"><text:span text:style-name="T49"><text:s text:c="3"/></text:span><text:span text:style-name="T50">Writing is the best. I will have no shame if I fill the rest of this journal with thoughts like I have avoided doing for so long. </text:span><text:span text:style-name="T51">I do hope to get a text from her soon, but I need to not be nosy. </text:span></text:p>
      <text:p text:style-name="P39"><text:span text:style-name="T51"><text:s text:c="3"/></text:span><text:span text:style-name="T52">If </text:span><text:span text:style-name="T53">she</text:span><text:span text:style-name="T52"> texted me asking how my night has been, I would say I’m grateful for alone time even though I’m feeling lonely.</text:span></text:p>
      <text:p text:style-name="P40"><text:soft-page-break/><text:span text:style-name="Source_20_Text"><text:span text:style-name="T84">—VI.XXIV</text:span></text:span></text:p>
      <text:p text:style-name="P40"><text:span text:style-name="Source_20_Text"><text:span text:style-name="T84"/></text:span></text:p>
      <text:p text:style-name="P44"><text:span text:style-name="Source_20_Text"><text:span text:style-name="T58">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84"><text:line-break/> <text:s text:c="2"/></text:span></text:span><text:span text:style-name="Source_20_Text"><text:span text:style-name="T58">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84"><text:line-break/> <text:s text:c="2"/></text:span></text:span><text:span text:style-name="Source_20_Text"><text:span text:style-name="T58">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84"><text:line-break/> <text:s text:c="2"/></text:span></text:span><text:span text:style-name="Source_20_Text"><text:span text:style-name="T58">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58">not to look too bored.</text:span></text:span><text:span text:style-name="Source_20_Text"><text:span text:style-name="T84"><text:line-break/> <text:s text:c="2"/></text:span></text:span><text:span text:style-name="Source_20_Text"><text:span text:style-name="T57">“</text:span></text:span><text:span text:style-name="Source_20_Text"><text:span text:style-name="T58">Well, you two are an interesting pair,” Mom said.</text:span></text:span><text:span text:style-name="Source_20_Text"><text:span text:style-name="T84"><text:line-break/> <text:s text:c="2"/></text:span></text:span><text:span text:style-name="Source_20_Text"><text:span text:style-name="T58">I said, “That’s good!”</text:span></text:span><text:span text:style-name="Source_20_Text"><text:span text:style-name="T84"><text:line-break/></text:span></text:span><text:span text:style-name="Source_20_Text"><text:span text:style-name="T58">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84"><text:line-break/></text:span></text:span><text:span text:style-name="Source_20_Text"><text:span text:style-name="T57">“</text:span></text:span><text:span text:style-name="Source_20_Text"><text:span text:style-name="T58">You look pretty settled in to me,” I said. </text:span></text:span><text:span text:style-name="Source_20_Text"><text:span text:style-name="T84"><text:line-break/> <text:s text:c="2"/></text:span></text:span><text:span text:style-name="Source_20_Text"><text:span text:style-name="T57">“</text:span></text:span><text:span text:style-name="Source_20_Text"><text:span text:style-name="T58">Well, I’ve got a lot of bare walls.”</text:span></text:span><text:span text:style-name="Source_20_Text"><text:span text:style-name="T84"><text:line-break/> <text:s text:c="2"/></text:span></text:span><text:span text:style-name="Source_20_Text"><text:span text:style-name="T58">I decided to go lie down and had a nice nap in the guest room in the rain. I woke up, ate four grapes, went to the car for my laundry basket, started a load and wrote in my journal. </text:span></text:span><text:span text:style-name="Source_20_Text"><text:span text:style-name="T84"><text:line-break/><text:line-break/></text:span></text:span><text:span text:style-name="Source_20_Text"><text:span text:style-name="T58">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84"><text:line-break/><text:line-break/></text:span></text:span><text:span text:style-name="Source_20_Text"><text:span text:style-name="T58">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58">worker.</text:span></text:span><text:span text:style-name="Source_20_Text"><text:span text:style-name="T84"><text:line-break/> <text:s text:c="2"/></text:span></text:span><text:span text:style-name="Source_20_Text"><text:span text:style-name="T58">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84"><text:line-break/> <text:s text:c="2"/></text:span></text:span><text:span text:style-name="Source_20_Text"><text:span text:style-name="T58">I drove us back home and Mom said, “I miss my Mini logo, too,” one of several hints that she was mourning the loss of her convertible. I said, “We can trade back if you want.”</text:span></text:span><text:span text:style-name="Source_20_Text"><text:span text:style-name="T84"><text:line-break/> <text:s text:c="2"/></text:span></text:span><text:span text:style-name="Source_20_Text"><text:span text:style-name="T57">“</text:span></text:span><text:span text:style-name="Source_20_Text"><text:span text:style-name="T58">Well, that would make me happy. We can trade every so often and just say that you’re borrowing it.”</text:span></text:span><text:span text:style-name="Source_20_Text"><text:span text:style-name="T84"><text:line-break/></text:span></text:span><text:span text:style-name="Source_20_Text"><text:span text:style-name="T58">I walked in the house, sat down and wrote in my journal.</text:span></text:span><text:span text:style-name="Source_20_Text"><text:span text:style-name="T84"><text:line-break/><text:line-break/></text:span></text:span><text:span text:style-name="Source_20_Text"><text:span text:style-name="T58">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84"><text:line-break/> <text:s text:c="2"/></text:span></text:span><text:span text:style-name="Source_20_Text"><text:span text:style-name="T58">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58">messages in a purely chronological order, regardless of who sent them or who they were sent to.</text:span></text:span><text:span text:style-name="Source_20_Text"><text:span text:style-name="T84"><text:line-break/> <text:s text:c="2"/></text:span></text:span><text:span text:style-name="Source_20_Text"><text:span text:style-name="T58">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84"><text:line-break/><text:line-break/></text:span></text:span><text:span text:style-name="Source_20_Text"><text:span text:style-name="T58">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84"><text:line-break/> <text:s text:c="2"/></text:span></text:span><text:span text:style-name="Source_20_Text"><text:span text:style-name="T58">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84"><text:line-break/> <text:s text:c="2"/></text:span></text:span><text:span text:style-name="Source_20_Text"><text:span text:style-name="T58">There was a half-hour lull at 11:30 and then we texted for another hour about the Olympics, Melissa, </text:span></text:span><text:soft-page-break/><text:span text:style-name="Source_20_Text"><text:span text:style-name="T58">Say She She and the Nashville notation system and said our night-nights.</text:span></text:span></text:p>
      <text:p text:style-name="P44"><text:span text:style-name="Source_20_Text"><text:span text:style-name="T58"/></text:span></text:p>
      <text:p text:style-name="P53"><text:span text:style-name="Source_20_Text"><text:span text:style-name="T84">—VI.XXV—</text:span></text:span><text:span text:style-name="Source_20_Text"><text:span text:style-name="T85"> </text:span></text:span></text:p>
      <text:p text:style-name="P43"><text:span text:style-name="Source_20_Text"><text:span text:style-name="T85"/></text:span></text:p>
      <text:p text:style-name="P48"><text:span text:style-name="Source_20_Text"><text:span text:style-name="T59">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85"><text:line-break/> <text:s text:c="2"/></text:span></text:span><text:span text:style-name="Source_20_Text"><text:span text:style-name="T59">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85"><text:line-break/> <text:s text:c="2"/></text:span></text:span><text:span text:style-name="Source_20_Text"><text:span text:style-name="T59">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85"><text:line-break/> <text:s text:c="2"/></text:span></text:span><text:span text:style-name="Source_20_Text"><text:span text:style-name="T59">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59">"Hmm?"</text:span></text:span><text:span text:style-name="Source_20_Text"><text:span text:style-name="T85"><text:line-break/> <text:s text:c="2"/></text:span></text:span><text:span text:style-name="Source_20_Text"><text:span text:style-name="T59">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85"><text:line-break/> <text:s text:c="2"/></text:span></text:span><text:span text:style-name="Source_20_Text"><text:span text:style-name="T59">"Are they?</text:span></text:span><text:span text:style-name="Source_20_Text"><text:span text:style-name="T85"><text:line-break/> <text:s text:c="2"/></text:span></text:span><text:span text:style-name="Source_20_Text"><text:span text:style-name="T59">"Yep. The Fall is a ways away, so maybe you should find a way to be happy now."</text:span></text:span><text:span text:style-name="Source_20_Text"><text:span text:style-name="T85"><text:line-break/></text:span></text:span><text:span text:style-name="Source_20_Text"><text:span text:style-name="T59">He said he was going to the upcoming Rotary meeting. I walked him to his car and said I was going to hang out at the library, then, "You gonna hang at the house and listen to Nick?"</text:span></text:span><text:span text:style-name="Source_20_Text"><text:span text:style-name="T85"><text:line-break/></text:span></text:span><text:span text:style-name="Source_20_Text"><text:span text:style-name="T59">"Yeah, probably."</text:span></text:span><text:span text:style-name="Source_20_Text"><text:span text:style-name="T85"><text:line-break/> <text:s text:c="2"/></text:span></text:span><text:span text:style-name="Source_20_Text"><text:span text:style-name="T59">"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85"><text:line-break/> <text:s text:c="2"/></text:span></text:span><text:span text:style-name="Source_20_Text"><text:span text:style-name="T59">"You mean Lookout? I love Lookout!" I sat at a table and wrote in my journal.</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wanted to check </text:span></text:span><text:span text:style-name="Source_20_Text"><text:span text:style-name="T61">out the BHM Regional Library Headquarters and started walking that way, but passed by the pawn shop</text:span></text:span><text:span text:style-name="Source_20_Text"><text:span text:style-name="T59"> and started thinking about the Chromebook I had seen inside for $40. I sat at a </text:span></text:span><text:soft-page-break/><text:span text:style-name="Source_20_Text"><text:span text:style-name="T59">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85"><text:line-break/> <text:s text:c="2"/></text:span></text:span><text:span text:style-name="Source_20_Text"><text:span text:style-name="T59">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85"><text:line-break/> <text:s text:c="2"/></text:span></text:span><text:span text:style-name="Source_20_Text"><text:span text:style-name="T59">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85"><text:line-break/> <text:s text:c="2"/></text:span></text:span><text:span text:style-name="Source_20_Text"><text:span text:style-name="T59">I sat in the living room, set up my new computer and wrote in my journal, mostly in the Google Keep app with a quick test of Google Docs as well.</text:span></text:span><text:span text:style-name="Source_20_Text"><text:span text:style-name="T85"><text:line-break/><text:line-break/></text:span></text:span><text:span text:style-name="Source_20_Text"><text:span text:style-name="T59">The notes app is a very efficient way of mocking up my journal entries, and I like that it has dark mode, plus an appropriate font and page size. It </text:span></text:span><text:soft-page-break/><text:span text:style-name="Source_20_Text"><text:span text:style-name="T59">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85"><text:line-break/> <text:s text:c="2"/></text:span></text:span><text:span text:style-name="Source_20_Text"><text:span text:style-name="T59">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85"><text:line-break/><text:line-break/></text:span></text:span><text:span text:style-name="Source_20_Text"><text:span text:style-name="T59">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59">just go on a short walk, but her request for a steep hill is a perfect opportunity for the invitation.</text:span></text:span><text:span text:style-name="Source_20_Text"><text:span text:style-name="T85"><text:line-break/><text:line-break/></text:span></text:span><text:span text:style-name="Source_20_Text"><text:span text:style-name="T59">I laid in bed some more. My dad poked his head through the doorway.</text:span></text:span><text:span text:style-name="Source_20_Text"><text:span text:style-name="T85"><text:line-break/> <text:s text:c="2"/></text:span></text:span><text:span text:style-name="Source_20_Text"><text:span text:style-name="T59">"Did Mom ask you about whether you want to go out to eat or eat here?"</text:span></text:span><text:span text:style-name="Source_20_Text"><text:span text:style-name="T85"><text:line-break/> <text:s text:c="2"/></text:span></text:span><text:span text:style-name="Source_20_Text"><text:span text:style-name="T59">"No."</text:span></text:span><text:span text:style-name="Source_20_Text"><text:span text:style-name="T85"><text:line-break/> <text:s text:c="2"/></text:span></text:span><text:span text:style-name="Source_20_Text"><text:span text:style-name="T59">"Well, she keeps asking me. I said I don't care!"</text:span></text:span><text:span text:style-name="Source_20_Text"><text:span text:style-name="T85"><text:line-break/> <text:s text:c="2"/></text:span></text:span><text:span text:style-name="Source_20_Text"><text:span text:style-name="T59">"Well," I said, with a sly pause. "Let's go out, then."</text:span></text:span><text:span text:style-name="Source_20_Text"><text:span text:style-name="T85"><text:line-break/> <text:s text:c="2"/></text:span></text:span><text:span text:style-name="Source_20_Text"><text:span text:style-name="T59">I took a bath, got back in bed and wrote in my journal. Alyse texted, saying, "hey bud! do you have time around 8:30/9 tonight to let young charles out??"</text:span></text:span><text:span text:style-name="Source_20_Text"><text:span text:style-name="T85"><text:line-break/></text:span></text:span><text:span text:style-name="Source_20_Text"><text:span text:style-name="T59">I said, "Sorry, I'm out of tooooooon"</text:span></text:span><text:span text:style-name="Source_20_Text"><text:span text:style-name="T85"><text:line-break/></text:span></text:span><text:span text:style-name="Source_20_Text"><text:span text:style-name="T59">And she said, "no worries!!"</text:span></text:span><text:span text:style-name="Source_20_Text"><text:span text:style-name="T85"><text:line-break/> <text:s text:c="2"/></text:span></text:span><text:span text:style-name="Source_20_Text"><text:span text:style-name="T59">Maddy texted me trying to tell me about George Harrison's self-titled album, Os Mutantes and The Zombies, just another reminder I am past that relationship.</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59">Hazyum. Mine was rare with Starry. I drove us back home, took off my fancy shirt, asked if there were any Olympic trials scheduled for tonight (no,) and wrote in my journal.</text:span></text:span><text:span text:style-name="Source_20_Text"><text:span text:style-name="T85"><text:line-break/><text:line-break/></text:span></text:span><text:span text:style-name="Source_20_Text"><text:span text:style-name="T59">Lately, due to really enjoying writing and wanting to fill up journal pages, I've made a habit after writing out thoughts after outlining the facts, but I'm not sure I have any at the moment; I am content.</text:span></text:span></text:p>
      <text:p text:style-name="P56"><text:span text:style-name="Source_20_Text"><text:span text:style-name="T85"><text:line-break/><text:line-break/>. . .</text:span></text:span></text:p>
      <text:p text:style-name="P56"><text:span text:style-name="Source_20_Text"><text:span text:style-name="T85"/></text:span></text:p>
      <text:p text:style-name="P48"><text:span text:style-name="Source_20_Text"><text:span text:style-name="T59">My contentedness slowly faltered as I lay awake wishing Hannah would text me. I sent a meme via Instagram to let her know I was awake and watched the green dot linger over her Facebook profile with no response.</text:span></text:span></text:p>
      <text:p text:style-name="P54"><text:span text:style-name="Source_20_Text"><text:span text:style-name="T70">—VI.XXVI— </text:span></text:span></text:p>
      <text:p text:style-name="P54"><text:span text:style-name="Source_20_Text"><text:span text:style-name="T70"/></text:span></text:p>
      <text:p text:style-name="P45"><text:span text:style-name="Source_20_Text"><text:span text:style-name="T60">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60">said goodbye to Mom and then to Dad, who was up and dressed. Nick was barking the whole time.</text:span></text:span></text:p>
      <text:p text:style-name="P45"><text:span text:style-name="Source_20_Text"><text:span text:style-name="T60"><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45"><text:span text:style-name="Source_20_Text"><text:span text:style-name="T60"/></text:span></text:p>
      <text:p text:style-name="P45"><text:span text:style-name="Source_20_Text"><text:span text:style-name="T60">I almost walked into the Burger King at first but had recognized its signature brick siding.</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45"><text:span text:style-name="Source_20_Text"><text:span text:style-name="T60"><text:s text:c="3"/>"You still game for a walk or a hike tonight?"</text:span></text:span></text:p>
      <text:p text:style-name="P45"><text:span text:style-name="Source_20_Text"><text:span text:style-name="T60"><text:s text:c="3"/>I said, using voice-to-text, "Yes! Either is better"</text:span></text:span></text:p>
      <text:p text:style-name="P45"><text:span text:style-name="Source_20_Text"><text:span text:style-name="T60"><text:s text:c="3"/>"I'm so confused," she said. "What do you mean either is better?" </text:span></text:span></text:p>
      <text:p text:style-name="P45"><text:span text:style-name="Source_20_Text"><text:span text:style-name="T60"><text:s text:c="3"/>"That is a famous Charlie quote we say that means both options sound great"</text:span></text:span></text:p>
      <text:p text:style-name="P45"><text:span text:style-name="Source_20_Text"><text:span text:style-name="T60"><text:s text:c="3"/>"I'm guessing not Charlie the dog"</text:span></text:span></text:p>
      <text:p text:style-name="P45"><text:soft-page-break/><text:span text:style-name="Source_20_Text"><text:span text:style-name="T60"><text:s text:c="3"/>"Not sure which Charlie said it first TBH"</text:span></text:span></text:p>
      <text:p text:style-name="P45"><text:span text:style-name="Source_20_Text"><text:span text:style-name="T60"><text:s text:c="3"/>I drove up the mountain, took the Patton Ave exit, ordered Chick-Fil-A via drivethru and drove hurriedly home, where that cat was sleeping on the porch. I ate my food, brought in my laundry basket and wrote in my journal.</text:span></text:span></text:p>
      <text:p text:style-name="P45"><text:span text:style-name="Source_20_Text"><text:span text:style-name="T60"/></text:span></text:p>
      <text:p text:style-name="P45"><text:span text:style-name="Source_20_Text"><text:span text:style-name="T60">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45"><text:span text:style-name="Source_20_Text"><text:span text:style-name="T60"><text:s text:c="3"/>And yet, something is telling me I should not go to the concert with Cait even if I have the time to. </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called Cait but got no answer. She soon texted back, saying, "Call ya in a sec. I'm visiting g Taylor in the hospital"</text:span></text:span></text:p>
      <text:p text:style-name="P45"><text:span text:style-name="Source_20_Text"><text:span text:style-name="T60"><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45"><text:span text:style-name="Source_20_Text"><text:span text:style-name="T60"><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60">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45"><text:span text:style-name="Source_20_Text"><text:span text:style-name="T60"><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45"><text:span text:style-name="Source_20_Text"><text:span text:style-name="T60"><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45"><text:soft-page-break/><text:span text:style-name="Source_20_Text"><text:span text:style-name="T60"><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45"><text:span text:style-name="Source_20_Text"><text:span text:style-name="T60"/></text:span></text:p>
      <text:p text:style-name="P45"><text:span text:style-name="Source_20_Text"><text:span text:style-name="T60">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45"/>
      <text:p text:style-name="P55"><text:span text:style-name="Source_20_Text"><text:span text:style-name="T70">—VI.XXVI</text:span></text:span><text:span text:style-name="Source_20_Text"><text:span text:style-name="T72">I</text:span></text:span><text:span text:style-name="Source_20_Text"><text:span text:style-name="T70">—</text:span></text:span></text:p>
      <text:p text:style-name="P45"><text:span text:style-name="Source_20_Text"><text:span text:style-name="T60"/></text:span></text:p>
      <text:p text:style-name="P45"><text:span text:style-name="Source_20_Text"><text:span text:style-name="T60">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46"><text:soft-page-break/><text:span text:style-name="Source_20_Text"><text:span text:style-name="T60"/></text:span></text:p>
      <text:p text:style-name="P45"><text:span text:style-name="Source_20_Text"><text:span text:style-name="T60">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7"><text:span text:style-name="Source_20_Text"><text:span text:style-name="T60">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45"><text:span text:style-name="Source_20_Text"><text:span text:style-name="T60"><text:s text:c="3"/>I sat on the couch and read through my 15 new pages of journal entries from Washington while looking out at the rain.</text:span></text:span></text:p>
      <text:p text:style-name="P45"><text:span text:style-name="Source_20_Text"><text:span text:style-name="T60"/></text:span></text:p>
      <text:p text:style-name="P45"><text:span text:style-name="Source_20_Text"><text:span text:style-name="T60">Being in love with my journal is a great tool for reminding myself that I am in love with my life, even when it is difficult.</text:span></text:span></text:p>
      <text:p text:style-name="P45"><text:span text:style-name="Source_20_Text"><text:span text:style-name="T60"><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45"><text:span text:style-name="Source_20_Text"><text:span text:style-name="T60"/></text:span></text:p>
      <text:p text:style-name="P49"><text:span text:style-name="Source_20_Text"><text:span text:style-name="T62">I ordered another (free) coffee, walked home in the rain and moved my journal to the master file.</text:span></text:span></text:p>
      <text:p text:style-name="P49"><text:soft-page-break/><text:span text:style-name="Source_20_Text"><text:span text:style-name="T6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drove to Scott and Leann's, got a rundown of all the things: cat food, dog food, quirky locks, litter, bathtub, food, projector, stereo, wifi, Myrtle roaming and barriers, keys, the T</text:span></text:span><text:span text:style-name="Source_20_Text"><text:span text:style-name="T63">e</text:span></text:span><text:span text:style-name="Source_20_Text"><text:span text:style-name="T62">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49"><text:span text:style-name="Source_20_Text"><text:span text:style-name="T62"/></text:span></text:p>
      <text:p text:style-name="P49"><text:span text:style-name="Source_20_Text"><text:span text:style-name="T6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2">and-a-half months ago, which I told a couple people I might never do again. There's also the remoteness of the property to consider, but I am also in a less depressed mindset.</text:span></text:span></text:p>
      <text:p text:style-name="P49"><text:span text:style-name="Source_20_Text"><text:span text:style-name="T6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49"><text:span text:style-name="Source_20_Text"><text:span text:style-name="T62"/></text:span></text:p>
      <text:p text:style-name="P49"><text:span text:style-name="Source_20_Text"><text:span text:style-name="T6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49"><text:soft-page-break/><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read the intro to Armageddon in Retrospect while diverting Myrtle from chewing on her beds and the rug, then texted with Hannah til 1230 and laid me down to sleep.</text:span></text:span></text:p>
      <text:p text:style-name="P49"><text:span text:style-name="Source_20_Text"><text:span text:style-name="T62"/></text:span></text:p>
      <text:p text:style-name="P57"><text:span text:style-name="Source_20_Text"><text:span text:style-name="T73">—VI.XXVIII— </text:span></text:span></text:p>
      <text:p text:style-name="P49"><text:span text:style-name="Source_20_Text"><text:span text:style-name="T62"/></text:span></text:p>
      <text:p text:style-name="P49"><text:span text:style-name="Source_20_Text"><text:span text:style-name="T62">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49"><text:span text:style-name="Source_20_Text"><text:span text:style-name="T6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49"><text:span text:style-name="Source_20_Text"><text:span text:style-name="T6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49"><text:soft-page-break/><text:span text:style-name="Source_20_Text"><text:span text:style-name="T62"><text:s text:c="3"/>The machine was making all kinds of crazy popping noises, so I got up to turn it off and had my chair stolen by Myrtle. She was chewing on her dog beds again, so I offered her her shirt, which seemed to be a good substitution. </text:span></text:span></text:p>
      <text:p text:style-name="P49"><text:span text:style-name="Source_20_Text"><text:span text:style-name="T62"/></text:span></text:p>
      <text:p text:style-name="P57"><text:span text:style-name="Source_20_Text"><text:span text:style-name="T73">. . .</text:span></text:span><text:span text:style-name="Source_20_Text"><text:span text:style-name="T62"> </text:span></text:span></text:p>
      <text:p text:style-name="P49"><text:span text:style-name="Source_20_Text"><text:span text:style-name="T62"/></text:span></text:p>
      <text:p text:style-name="P49"><text:span text:style-name="Source_20_Text"><text:span text:style-name="T6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49"><text:span text:style-name="Source_20_Text"><text:span text:style-name="T6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2">went into the Biltmore estate and started setting up my drums. </text:span></text:span></text:p>
      <text:p text:style-name="P49"><text:span text:style-name="Source_20_Text"><text:span text:style-name="T6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49"><text:span text:style-name="Source_20_Text"><text:span text:style-name="T62"><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49"><text:span text:style-name="Source_20_Text"><text:span text:style-name="T6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49"><text:span text:style-name="Source_20_Text"><text:span text:style-name="T62"><text:s text:c="3"/>I put all the bags inside the kick bag, took them to the car and returned with my cymbal bag. I removed the cowbell, inside of which sits its mount </text:span></text:span><text:soft-page-break/><text:span text:style-name="Source_20_Text"><text:span text:style-name="T62">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49"><text:span text:style-name="Source_20_Text"><text:span text:style-name="T6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49"><text:span text:style-name="Source_20_Text"><text:span text:style-name="T62"><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49"><text:span text:style-name="Source_20_Text"><text:span text:style-name="T62">Mouthfuls by Fruit Bats, On the Radio by Regina Spektor and Milky Way.</text:span></text:span></text:p>
      <text:p text:style-name="P49"><text:span text:style-name="Source_20_Text"><text:span text:style-name="T62"><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2">Dulci, "Could sing Carly Simon or Carole King, I'd throw some money in the tip bucket."</text:span></text:span></text:p>
      <text:p text:style-name="P49"><text:span text:style-name="Source_20_Text"><text:span text:style-name="T62"><text:s text:c="3"/>I said, "I bet we know some Carole King, but it'll cost you a million bucks."</text:span></text:span></text:p>
      <text:p text:style-name="P49"><text:span text:style-name="Source_20_Text"><text:span text:style-name="T62"><text:s text:c="3"/>He said, "No, I don't have that kind of money."</text:span></text:span></text:p>
      <text:p text:style-name="P49"><text:span text:style-name="Source_20_Text"><text:span text:style-name="T6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49"><text:span text:style-name="Source_20_Text"><text:span text:style-name="T62"/></text:span></text:p>
      <text:p text:style-name="P57"><text:span text:style-name="Source_20_Text"><text:span text:style-name="T73">—VI.XXIX—</text:span></text:span></text:p>
      <text:p text:style-name="P49"><text:span text:style-name="Source_20_Text"><text:span text:style-name="T62"/></text:span></text:p>
      <text:p text:style-name="P49"><text:span text:style-name="Source_20_Text"><text:span text:style-name="T6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49"><text:span text:style-name="Source_20_Text"><text:span text:style-name="T62"><text:s text:c="3"/>She said, "Yes. A good day. Very long. I had a break yesterday morning then I got the chance to go to the nature center with emmylou and Peter, so I jumped at it" and sent a picture of Emmylou riding Peter's back.</text:span></text:span></text:p>
      <text:p text:style-name="P49"><text:soft-page-break/><text:span text:style-name="Source_20_Text"><text:span text:style-name="T6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49"><text:span text:style-name="Source_20_Text"><text:span text:style-name="T6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2">coffee, rewrote my drum setup description from the day before and wrote in my journal.</text:span></text:span></text:p>
      <text:p text:style-name="P49"><text:span text:style-name="Source_20_Text"><text:span text:style-name="T62"/></text:span></text:p>
      <text:p text:style-name="P49"><text:span text:style-name="Source_20_Text"><text:span text:style-name="T6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49"><text:span text:style-name="Source_20_Text"><text:span text:style-name="T6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49"><text:span text:style-name="Source_20_Text"><text:span text:style-name="T62"/></text:span></text:p>
      <text:p text:style-name="P49"><text:span text:style-name="Source_20_Text"><text:span text:style-name="T62"/></text:span></text:p>
      <text:p text:style-name="P49"><text:span text:style-name="Source_20_Text"><text:span text:style-name="T62"/></text:span></text:p>
      <text:p text:style-name="P41"><text:soft-page-break/><text:span text:style-name="Source_20_Text"><text:span text:style-name="T73">—VI.XXX</text:span></text:span></text:p>
      <text:p text:style-name="P49"><text:span text:style-name="Source_20_Text"><text:span text:style-name="T62"/></text:span></text:p>
      <text:p text:style-name="P49"><text:span text:style-name="Source_20_Text"><text:span text:style-name="T62">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49"><text:span text:style-name="Source_20_Text"><text:span text:style-name="T62"><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49"><text:span text:style-name="Source_20_Text"><text:span text:style-name="T62"/></text:span></text:p>
      <text:p text:style-name="P49"><text:span text:style-name="Source_20_Text"><text:span text:style-name="T62">Yesterday was very relaxing and I hope to be able to choose myself like this all the time. Of course, I realize the irony that I am in such a relaxing place because Scott has chosen me to be here.</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put on my light blue Moves shirt, poured a cup of coffee and drank it in Myrtle's courtyard. I checked my phone, had a text from Maddy saying she was still trying to be my friend. I said that was okay and poured myself another cup of coffee.</text:span></text:span></text:p>
      <text:p text:style-name="P49"><text:span text:style-name="Source_20_Text"><text:span text:style-name="T62"><text:s text:c="3"/>I sat in the comfy chair looking at Instagram, scooped the litter box and poured some more coffee.</text:span></text:span></text:p>
      <text:p text:style-name="P49"><text:span text:style-name="Source_20_Text"><text:span text:style-name="T62"><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2">nother cup's worth. I responded to Dad with my Wordle score, tried to chug a little more coffee, shut all the windows, checked the porch door, laid eyes on two cats, wrote in my journal and left the house.</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49"><text:span text:style-name="Source_20_Text"><text:span text:style-name="T6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49"><text:span text:style-name="Source_20_Text"><text:span text:style-name="T62"><text:s text:c="3"/>It started to drizzle as Kevin, Dulci and Alyse arrived. Dulci said, "A hearty rain!"</text:span></text:span></text:p>
      <text:p text:style-name="P49"><text:span text:style-name="Source_20_Text"><text:span text:style-name="T62"><text:s text:c="3"/>I said, "That's not hearty!" and charlie didn't believe it was raining at all.</text:span></text:span></text:p>
      <text:p text:style-name="P49"><text:span text:style-name="Source_20_Text"><text:span text:style-name="T62"><text:s text:c="3"/>Dulci said, "It is, I swear!"</text:span></text:span></text:p>
      <text:p text:style-name="P49"><text:span text:style-name="Source_20_Text"><text:span text:style-name="T62"><text:s text:c="3"/>The food came and I decided I would eat at my drums again, the burger on my snare and the fries on </text:span></text:span><text:soft-page-break/><text:span text:style-name="Source_20_Text"><text:span text:style-name="T62">my floor tom. Tyler came to the stage and said, "There's been a lightning strike within five miles, so we're postponing sound check until 1:30 after what happened at the Biltmore estate."</text:span></text:span></text:p>
      <text:p text:style-name="P49"><text:span text:style-name="Source_20_Text"><text:span text:style-name="T62"><text:s text:c="3"/>I said, "What happened at Biltmore?"</text:span></text:span></text:p>
      <text:p text:style-name="P49"><text:span text:style-name="Source_20_Text"><text:span text:style-name="T62"><text:s text:c="3"/>Tyler said, "Lightning struck a dead tree, fell onto a car, killed two people," and then with hardly any pause, clearly the point of his statement, "And Biltmore settled."</text:span></text:span></text:p>
      <text:p text:style-name="P49"><text:span text:style-name="Source_20_Text"><text:span text:style-name="T6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49"><text:span text:style-name="Source_20_Text"><text:span text:style-name="T62"><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49"><text:span text:style-name="Source_20_Text"><text:span text:style-name="T62"><text:s text:c="3"/>I said, "Oh awesome! I too am having a hop water sitting on the stage by myself in the rain" with a cry-laugh emoji.</text:span></text:span></text:p>
      <text:p text:style-name="P49"><text:span text:style-name="Source_20_Text"><text:span text:style-name="T62"><text:s text:c="3"/>She loved my message, asked if we were rain delayed and said, "Maybe we can meet for a bite to eat before LaZoom tomorrow evening?"</text:span></text:span></text:p>
      <text:p text:style-name="P49"><text:span text:style-name="Source_20_Text"><text:span text:style-name="T62"><text:s text:c="3"/>"A bite sounds great!" I said. "We're not supposed to start until 2 but we've still got a couple things to check so maybe a short delay"</text:span></text:span></text:p>
      <text:p text:style-name="P49"><text:span text:style-name="Source_20_Text"><text:span text:style-name="T62"><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2">came out and Keith proposed we start checking at 1:45.</text:span></text:span></text:p>
      <text:p text:style-name="P49"><text:span text:style-name="Source_20_Text"><text:span text:style-name="T62"><text:s text:c="3"/>We finished at 2:05, delayed mainly by the Crumar organ needing a reboot.</text:span></text:span></text:p>
      <text:p text:style-name="P49"><text:span text:style-name="Source_20_Text"><text:span text:style-name="T62"><text:s text:c="3"/>Dulci said, "Can we take five?"</text:span></text:span></text:p>
      <text:p text:style-name="P49"><text:span text:style-name="Source_20_Text"><text:span text:style-name="T62"><text:s text:c="3"/>Kevin said, "Thank you, five."</text:span></text:span></text:p>
      <text:p text:style-name="P49"><text:span text:style-name="Source_20_Text"><text:span text:style-name="T62"><text:s text:c="3"/>We went into the greenroom, came back out and played from 2:30 to 3:45. We were playing Only Takes a Minute when Kevin's bass cut out, Wyndham got a bubble in his mouth and my right arm tensed up. "Let's take that break now," I said.</text:span></text:span></text:p>
      <text:p text:style-name="P49"><text:span text:style-name="Source_20_Text"><text:span text:style-name="T62"><text:s text:c="3"/>"Good idea," said Dulci.</text:span></text:span></text:p>
      <text:p text:style-name="P49"><text:span text:style-name="Source_20_Text"><text:span text:style-name="T62"><text:s text:c="3"/>Barb joined us in the greenroom and I sat outside on the wall with Charlie.</text:span></text:span></text:p>
      <text:p text:style-name="P49"><text:span text:style-name="Source_20_Text"><text:span text:style-name="T62"><text:s text:c="3"/>"Going on a LaZoom Ghosted tour tomorrow," I said.</text:span></text:span></text:p>
      <text:p text:style-name="P49"><text:span text:style-name="Source_20_Text"><text:span text:style-name="T62"><text:s text:c="3"/>"Why?"</text:span></text:span></text:p>
      <text:p text:style-name="P49"><text:span text:style-name="Source_20_Text"><text:span text:style-name="T62"><text:s text:c="3"/>"Hannah's their PR person and needs to be able to write about it."</text:span></text:span></text:p>
      <text:p text:style-name="P49"><text:span text:style-name="Source_20_Text"><text:span text:style-name="T62"><text:s text:c="3"/>"Oh," he said, "And she invited you along? Y'all hang out much outside of band stuff?"</text:span></text:span></text:p>
      <text:p text:style-name="P49"><text:span text:style-name="Source_20_Text"><text:span text:style-name="T62"><text:s text:c="3"/>"We have been," I said. "Went for a hike last week."</text:span></text:span></text:p>
      <text:p text:style-name="P49"><text:span text:style-name="Source_20_Text"><text:span text:style-name="T62"><text:s text:c="3"/>"Romantic in nature?"</text:span></text:span></text:p>
      <text:p text:style-name="P49"><text:span text:style-name="Source_20_Text"><text:span text:style-name="T62"><text:s text:c="3"/>I said, "As long as I don't ask about it, it seems to be going that way."</text:span></text:span></text:p>
      <text:p text:style-name="P49"><text:span text:style-name="Source_20_Text"><text:span text:style-name="T62"><text:s text:c="3"/>"Do you want that?"</text:span></text:span></text:p>
      <text:p text:style-name="P49"><text:span text:style-name="Source_20_Text"><text:span text:style-name="T62"><text:s text:c="3"/>"Yes!"</text:span></text:span></text:p>
      <text:p text:style-name="P49"><text:span text:style-name="Source_20_Text"><text:span text:style-name="T62"><text:s text:c="3"/>"Well," he said. "I noticed when we were at the Thomas Kozak show she was looking at you like she kinda liked you."</text:span></text:span></text:p>
      <text:p text:style-name="P49"><text:span text:style-name="Source_20_Text"><text:span text:style-name="T62"><text:s text:c="3"/>"When I brought up that observation months ago, she said, 'I'm gonna have to think about that…'"</text:span></text:span></text:p>
      <text:p text:style-name="P49"><text:soft-page-break/><text:span text:style-name="Source_20_Text"><text:span text:style-name="T62"><text:s text:c="3"/>And he said, "She's a nice girl," as he has said several times before.</text:span></text:span></text:p>
      <text:p text:style-name="P49"><text:span text:style-name="Source_20_Text"><text:span text:style-name="T6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49"><text:span text:style-name="Source_20_Text"><text:span text:style-name="T6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49"><text:span text:style-name="Source_20_Text"><text:span text:style-name="T62"><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49"><text:soft-page-break/><text:span text:style-name="Source_20_Text"><text:span text:style-name="T73">VII.I—</text:span></text:span></text:p>
      <text:p text:style-name="P49"><text:span text:style-name="Source_20_Text"><text:span text:style-name="T62"/></text:span></text:p>
      <text:p text:style-name="P49"><text:span text:style-name="Source_20_Text"><text:span text:style-name="T62">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49"><text:span text:style-name="Source_20_Text"><text:span text:style-name="T6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3">CheezIts</text:span></text:span><text:span text:style-name="Source_20_Text"><text:span text:style-name="T62"> + grapes.</text:span></text:span></text:p>
      <text:p text:style-name="P49"><text:span text:style-name="Source_20_Text"><text:span text:style-name="T62"><text:s text:c="3"/>I caught up on phone stuff from the bathroom while Myrtle hung outside. I opened the door to the porch, took a cup of coffee out there, got another handful of </text:span></text:span><text:span text:style-name="Source_20_Text"><text:span text:style-name="T63">CheezIts</text:span></text:span><text:span text:style-name="Source_20_Text"><text:span text:style-name="T62"> + grapes, went to the comfy chair and drank a cup while looking at Instagram. I went inside, poured another cup, came back to the chair and started writing in my journal.</text:span></text:span></text:p>
      <text:p text:style-name="P49"><text:span text:style-name="Source_20_Text"><text:span text:style-name="T62"/></text:span></text:p>
      <text:p text:style-name="P49"><text:span text:style-name="Source_20_Text"><text:span text:style-name="T62">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49"><text:soft-page-break/><text:span text:style-name="Source_20_Text"><text:span text:style-name="T62"><text:s text:c="3"/>As of yesterday, I now know my complete AVL Fest schedule:</text:span></text:span></text:p>
      <text:p text:style-name="P49"><text:span text:style-name="Source_20_Text"><text:span text:style-name="T62"/></text:span></text:p>
      <text:p text:style-name="P49"><text:span text:style-name="Source_20_Text"><text:span text:style-name="T73">Thursday at 6PM: Tina &amp; Her Pony at The Funkatorium</text:span></text:span></text:p>
      <text:p text:style-name="P49"><text:span text:style-name="Source_20_Text"><text:span text:style-name="T73">Friday at 6:30PM: Hannah Kaminer at The Funkatorium</text:span></text:span></text:p>
      <text:p text:style-name="P49"><text:span text:style-name="Source_20_Text"><text:span text:style-name="T73">Saturday at 2:30: Dulci at New Belgium</text:span></text:span></text:p>
      <text:p text:style-name="P49"><text:span text:style-name="Source_20_Text"><text:span text:style-name="T73">Saturday at 5ish: Ever-Expanding at New Belgium</text:span></text:span></text:p>
      <text:p text:style-name="P49"><text:span text:style-name="Source_20_Text"><text:span text:style-name="T73">Saturday at 9:30: Secret-B Sides at the Music Hall</text:span></text:span></text:p>
      <text:p text:style-name="P49"><text:span text:style-name="Source_20_Text"><text:span text:style-name="T73">Sunday at 3:30: The Moon and You at the Kava Bar</text:span></text:span></text:p>
      <text:p text:style-name="P49"><text:span text:style-name="Source_20_Text"><text:span text:style-name="T62"/></text:span></text:p>
      <text:p text:style-name="P49"><text:span text:style-name="Source_20_Text"><text:span text:style-name="T62">I am excited to share how busy I am on social media, but will wait until all official announcements have been made.</text:span></text:span></text:p>
      <text:p text:style-name="P49"><text:span text:style-name="Source_20_Text"><text:span text:style-name="T6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49"><text:span text:style-name="Source_20_Text"><text:span text:style-name="T62"><text:s text:c="3"/>This is why my brain is averse to doing things.</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3">CheezIts</text:span></text:span><text:span text:style-name="Source_20_Text"><text:span text:style-name="T62">, felt a little lightheaded, drank an orange La Croix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closed all the windows, turned on the AC, flossed, brushed my teeth, put my </text:span></text:span><text:span text:style-name="Source_20_Text"><text:span text:style-name="T63">CheezIts</text:span></text:span><text:span text:style-name="Source_20_Text"><text:span text:style-name="T62"> in my laundry basket and wrote a note on the back of their note that said, "</text:span></text:span><text:span text:style-name="Source_20_Text"><text:span text:style-name="T78">Scott and Leann,</text:span></text:span></text:p>
      <text:p text:style-name="P49"><text:span text:style-name="Source_20_Text"><text:span text:style-name="T78"><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49"><text:span text:style-name="Source_20_Text"><text:span text:style-name="T78"><text:s text:c="3"/>--Ross</text:span></text:span></text:p>
      <text:p text:style-name="P49"><text:span text:style-name="Source_20_Text"><text:span text:style-name="T78"><text:s text:c="3"/>P.S., I hope you had a fun and easy, perhaps even radical trip. Thanks again for the purple drink!</text:span></text:span><text:span text:style-name="Source_20_Text"><text:span text:style-name="T62">"</text:span></text:span></text:p>
      <text:p text:style-name="P49"><text:span text:style-name="Source_20_Text"><text:span text:style-name="T62"><text:s text:c="3"/>And then I drew a slightly angry looking picture of Myrtle.</text:span></text:span></text:p>
      <text:p text:style-name="P49"><text:span text:style-name="Source_20_Text"><text:span text:style-name="T62"><text:s text:c="3"/>I got in the car, drove to my house, shaved the contours of my face and got a text from Hannah. "See you soon? I am home and getting ready."</text:span></text:span></text:p>
      <text:p text:style-name="P49"><text:span text:style-name="Source_20_Text"><text:span text:style-name="T62"><text:s text:c="3"/>I said, "Yeah!!" and then, "Omw"</text:span></text:span></text:p>
      <text:p text:style-name="P49"><text:span text:style-name="Source_20_Text"><text:span text:style-name="T6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49"><text:soft-page-break/><text:span text:style-name="Source_20_Text"><text:span text:style-name="T62"><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49"><text:span text:style-name="Source_20_Text"><text:span text:style-name="T6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49"><text:span text:style-name="Source_20_Text"><text:span text:style-name="T62"><text:s text:c="3"/>She said, "I might just grab your arm," and then started choking on salsa and got up to go to the restroom.</text:span></text:span></text:p>
      <text:p text:style-name="P49"><text:span text:style-name="Source_20_Text"><text:span text:style-name="T6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49"><text:span text:style-name="Source_20_Text"><text:span text:style-name="T62"><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2">were in a band together. Lorelai said, "Ohhhh, what do you playyy?"</text:span></text:span></text:p>
      <text:p text:style-name="P49"><text:span text:style-name="Source_20_Text"><text:span text:style-name="T62"><text:s text:c="3"/>Hannah said, "Instruments!"</text:span></text:span></text:p>
      <text:p text:style-name="P49"><text:span text:style-name="Source_20_Text"><text:span text:style-name="T62"><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49"><text:span text:style-name="Source_20_Text"><text:span text:style-name="T6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49"><text:span text:style-name="Source_20_Text"><text:span text:style-name="T6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3">u</text:span></text:span><text:span text:style-name="Source_20_Text"><text:span text:style-name="T62">lder while on the bus.</text:span></text:span></text:p>
      <text:p text:style-name="P49"><text:span text:style-name="Source_20_Text"><text:span text:style-name="T6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49"><text:soft-page-break/><text:span text:style-name="Source_20_Text"><text:span text:style-name="T6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49"><text:span text:style-name="Source_20_Text"><text:span text:style-name="T6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49"><text:span text:style-name="Source_20_Text"><text:span text:style-name="T6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49"><text:span text:style-name="Source_20_Text"><text:span text:style-name="T62"><text:s text:c="3"/>I woke at five AM, charged my phone and wrote in my journal.</text:span></text:span></text:p>
      <text:p text:style-name="P49"><text:span text:style-name="Source_20_Text"><text:span text:style-name="T64"/></text:span></text:p>
      <text:p text:style-name="P49"><text:soft-page-break/><text:span text:style-name="Source_20_Text"><text:span text:style-name="T74">VII.II—</text:span></text:span></text:p>
      <text:p text:style-name="P49"><text:span text:style-name="Source_20_Text"><text:span text:style-name="T64"/></text:span></text:p>
      <text:p text:style-name="P49"><text:span text:style-name="Source_20_Text"><text:span text:style-name="T64">I struggled to sleep until about 9:30, at which point I opened a hop water and took the drums out of my car. I formatted several days worth of entries and printed out 20 pages.</text:span></text:span></text:p>
      <text:p text:style-name="P49"><text:span text:style-name="Source_20_Text"><text:span text:style-name="T64"><text:s text:c="3"/>I shaved my face, got dressed, packed my bag (journal, phone, wallet, cup,) put on my hat and announced with a peace sign to Erica from the top of the stairs I was walking to the bank.</text:span></text:span></text:p>
      <text:p text:style-name="P49"><text:span text:style-name="Source_20_Text"><text:span text:style-name="T64"><text:s text:c="3"/>I walked straight there, frequently smelling sewage and realizing how the only thing in life I need to focus on/care about is my journaling.</text:span></text:span></text:p>
      <text:p text:style-name="P49"><text:span text:style-name="Source_20_Text"><text:span text:style-name="T64"><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49"><text:span text:style-name="Source_20_Text"><text:span text:style-name="T64"><text:s text:c="3"/>I walked to Pritchard, sat, drank and read all my recent entries, then wrote.</text:span></text:span></text:p>
      <text:p text:style-name="P49"><text:span text:style-name="Source_20_Text"><text:span text:style-name="T64"/></text:span></text:p>
      <text:p text:style-name="P57"><text:span text:style-name="Source_20_Text"><text:span text:style-name="T74">. . .</text:span></text:span></text:p>
      <text:p text:style-name="P49"><text:span text:style-name="Source_20_Text"><text:span text:style-name="T64"/></text:span></text:p>
      <text:p text:style-name="P49"><text:span text:style-name="Source_20_Text"><text:span text:style-name="T64">I walked up to Malaprops and carefully considered all the journals, eventually deciding on a B6 Moleskine, lined, 208 pages. It cost around $25 w/ tax, which is more than 10 cents a page!</text:span></text:span></text:p>
      <text:p text:style-name="P49"><text:span text:style-name="Source_20_Text"><text:span text:style-name="T64"><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64">I walked up the street, sat at the shady bus stop and wrote in my journal.</text:span></text:span></text:p>
      <text:p text:style-name="P49"><text:span text:style-name="Source_20_Text"><text:span text:style-name="T64"/></text:span></text:p>
      <text:p text:style-name="P57"><text:span text:style-name="Source_20_Text"><text:span text:style-name="T74">. . .</text:span></text:span></text:p>
      <text:p text:style-name="P49"><text:span text:style-name="Source_20_Text"><text:span text:style-name="T64"/></text:span></text:p>
      <text:p text:style-name="P49"><text:span text:style-name="Source_20_Text"><text:span text:style-name="T64">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49"><text:span text:style-name="Source_20_Text"><text:span text:style-name="T64"/></text:span></text:p>
      <text:p text:style-name="P57"><text:span text:style-name="Source_20_Text"><text:span text:style-name="T74">. . .</text:span></text:span></text:p>
      <text:p text:style-name="P57"><text:span text:style-name="Source_20_Text"><text:span text:style-name="T64"/></text:span></text:p>
      <text:p text:style-name="P50"><text:span text:style-name="Source_20_Text"><text:span text:style-name="T65">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50"><text:span text:style-name="Source_20_Text"><text:span text:style-name="T65"><text:s text:c="3"/>I ran into Adam Grabowski, who said he was very impressed with my drum solo video Courtney posted the other day. I said I was too and missed having him on the west side.</text:span></text:span></text:p>
      <text:p text:style-name="P50"><text:span text:style-name="Source_20_Text"><text:span text:style-name="T65"><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50"><text:soft-page-break/><text:span text:style-name="Source_20_Text"><text:span text:style-name="T65"><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50"><text:span text:style-name="Source_20_Text"><text:span text:style-name="T65"><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50"><text:span text:style-name="Source_20_Text"><text:span text:style-name="T65"><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50"><text:span text:style-name="Source_20_Text"><text:span text:style-name="T65"/></text:span></text:p>
      <text:p text:style-name="P50"><text:span text:style-name="Source_20_Text"><text:span text:style-name="T65">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50"><text:span text:style-name="Source_20_Text"><text:span text:style-name="T65"/></text:span></text:p>
      <text:p text:style-name="P58"><text:span text:style-name="Source_20_Text"><text:span text:style-name="T75">. . .</text:span></text:span></text:p>
      <text:p text:style-name="P50"><text:soft-page-break/><text:span text:style-name="Source_20_Text"><text:span text:style-name="T65"/></text:span></text:p>
      <text:p text:style-name="P50"><text:span text:style-name="Source_20_Text"><text:span text:style-name="T65">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50"><text:span text:style-name="Source_20_Text"><text:span text:style-name="T65"><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50"><text:span text:style-name="Source_20_Text"><text:span text:style-name="T65"><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50"><text:span text:style-name="Source_20_Text"><text:span text:style-name="T65"><text:s text:c="3"/>Not too far into it, Hannah said, "I need to kick you out. You're being too much fun."</text:span></text:span></text:p>
      <text:p text:style-name="P50"><text:span text:style-name="Source_20_Text"><text:span text:style-name="T65"><text:s text:c="3"/>I said, "I have to chug it," and put on my hat shoes and bag.</text:span></text:span></text:p>
      <text:p text:style-name="P50"><text:soft-page-break/><text:span text:style-name="Source_20_Text"><text:span text:style-name="T65"><text:s text:c="3"/>"No, please sit down and don't chug it." I drank my orange juice expeditiously. She said, "Thank you for coming over."</text:span></text:span></text:p>
      <text:p text:style-name="P50"><text:span text:style-name="Source_20_Text"><text:span text:style-name="T65"><text:s text:c="3"/>I jokingly said, "Thanks for letting me bother you."</text:span></text:span></text:p>
      <text:p text:style-name="P50"><text:span text:style-name="Source_20_Text"><text:span text:style-name="T65"><text:s text:c="3"/>She said, "You aren't bothering me. I just need to focus," and offered me a ride home.</text:span></text:span></text:p>
      <text:p text:style-name="P50"><text:span text:style-name="Source_20_Text"><text:span text:style-name="T65"><text:s text:c="3"/>I rejected and put my arms out for a hug, then said, "Have a great time. I'll miss ya.'"</text:span></text:span></text:p>
      <text:p text:style-name="P50"><text:span text:style-name="Source_20_Text"><text:span text:style-name="T65"><text:s text:c="3"/>She said, seriously, "I'll miss you, too. Thanks for watching the cats."</text:span></text:span></text:p>
      <text:p text:style-name="P50"><text:span text:style-name="Source_20_Text"><text:span text:style-name="T65"><text:s text:c="3"/>"I'll probably come over," I said with a pause. "Around 11:30?"</text:span></text:span></text:p>
      <text:p text:style-name="P50"><text:span text:style-name="Source_20_Text"><text:span text:style-name="T65"><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50"><text:span text:style-name="Source_20_Text"><text:span text:style-name="T65"/></text:span></text:p>
      <text:p text:style-name="P50"><text:span text:style-name="Source_20_Text"><text:span text:style-name="T65">I wanted to take a bath, but as usual decided against it with the basement being dark and Erica probably asleep. </text:span></text:span></text:p>
      <text:p text:style-name="P50"><text:span text:style-name="Source_20_Text"><text:span text:style-name="T65"/></text:span></text:p>
      <text:p text:style-name="P59"><text:span text:style-name="Source_20_Text"><text:span text:style-name="T76">—VII.III— </text:span></text:span></text:p>
      <text:p text:style-name="P59"><text:span text:style-name="Source_20_Text"><text:span text:style-name="T66"/></text:span></text:p>
      <text:p text:style-name="P51"><text:span text:style-name="Source_20_Text"><text:span text:style-name="T66">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66">Chromebook, made another cup of coffee, came upstairs, formatted and wrote in my journal.</text:span></text:span></text:p>
      <text:p text:style-name="P51"><text:span text:style-name="Source_20_Text"><text:span text:style-name="T66"/></text:span></text:p>
      <text:p text:style-name="P51"><text:span text:style-name="Source_20_Text"><text:span text:style-name="T66">I forgot to mention some things from the day before: while hanging out with Hannah, drinking my hopmosa, she came out of her bedroom and said, "Do you ever think about what you want to be when you grow up?"</text:span></text:span></text:p>
      <text:p text:style-name="P51"><text:span text:style-name="Source_20_Text"><text:span text:style-name="T66"><text:s text:c="3"/>I laughed and said, "I'm already doing it! What do you want to be when you grew up?"</text:span></text:span></text:p>
      <text:p text:style-name="P51"><text:span text:style-name="Source_20_Text"><text:span text:style-name="T66"><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51"><text:span text:style-name="Source_20_Text"><text:span text:style-name="T66"><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51"><text:span text:style-name="Source_20_Text"><text:span text:style-name="T66"><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51"><text:span text:style-name="Source_20_Text"><text:span text:style-name="T66"><text:s text:c="3"/>I woke up and saw these messages at about 3:30 and spent a while formulating and reforming a </text:span></text:span><text:soft-page-break/><text:span text:style-name="Source_20_Text"><text:span text:style-name="T66">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51"><text:span text:style-name="Source_20_Text"><text:span text:style-name="T66"><text:s text:c="3"/>She wrote me back at 10:30, saying, "Hi! I made it into the tour van and the house is sort of clean! Kind of. Thank you for coming over and hanging out last night!</text:span></text:span></text:p>
      <text:p text:style-name="P51"><text:span text:style-name="Source_20_Text"><text:span text:style-name="T66"><text:s text:c="3"/>Ok a few things to download - </text:span></text:span></text:p>
      <text:p text:style-name="P51"><text:span text:style-name="Source_20_Text"><text:span text:style-name="T66">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51"><text:span text:style-name="Source_20_Text"><text:span text:style-name="T66"><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51"><text:span text:style-name="Source_20_Text"><text:span text:style-name="T66"/></text:span></text:p>
      <text:p text:style-name="P59"><text:span text:style-name="Source_20_Text"><text:span text:style-name="T76">. . .</text:span></text:span></text:p>
      <text:p text:style-name="P51"><text:span text:style-name="Source_20_Text"><text:span text:style-name="T66"/></text:span></text:p>
      <text:p text:style-name="P51"><text:soft-page-break/><text:span text:style-name="Source_20_Text"><text:span text:style-name="T66">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51"><text:span text:style-name="Source_20_Text"><text:span text:style-name="T66"><text:s text:c="3"/>I said, "That's generous indeed, thank you!!"</text:span></text:span></text:p>
      <text:p text:style-name="P51"><text:span text:style-name="Source_20_Text"><text:span text:style-name="T66"><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51"><text:span text:style-name="Source_20_Text"><text:span text:style-name="T66"><text:s text:c="3"/>I packed my Chromebook, journal, toothbrush, toothpaste, shorts and phone charger, attached my cup to the strap, then packed my blue bag with grapes, bananas, phone, wallet and a pack of ramen.</text:span></text:span></text:p>
      <text:p text:style-name="P51"><text:span text:style-name="Source_20_Text"><text:span text:style-name="T66"><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51"><text:span text:style-name="Source_20_Text"><text:span text:style-name="T66"><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66">kitchen, laid on Hannah's bed and wrote in my journal.</text:span></text:span></text:p>
      <text:p text:style-name="P51"><text:span text:style-name="Source_20_Text"><text:span text:style-name="T66"/></text:span></text:p>
      <text:p text:style-name="P51"><text:span text:style-name="Source_20_Text"><text:span text:style-name="T66">Bruce is chilling next to me and Neville is making careful periodic visits. A hand-written poster is on the wall that says:</text:span></text:span></text:p>
      <text:p text:style-name="P51"><text:span text:style-name="Source_20_Text"><text:span text:style-name="T66"><text:s text:c="3"/>"</text:span></text:span><text:span text:style-name="Source_20_Text"><text:span text:style-name="T79">We are not producers. I am not a factory. I am a human with a heart + soul + mind. 'I am more conduit than creator of what I express' is the artist's way. </text:span></text:span></text:p>
      <text:p text:style-name="P51"><text:span text:style-name="Source_20_Text"><text:span text:style-name="T7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51"><text:span text:style-name="Source_20_Text"><text:span text:style-name="T7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51"><text:span text:style-name="Source_20_Text"><text:span text:style-name="T79"><text:s text:c="3"/>Instead...</text:span></text:span></text:p>
      <text:p text:style-name="P51"><text:span text:style-name="Source_20_Text"><text:span text:style-name="T79"><text:s text:c="3"/>Cultivating the soil of my life + heart</text:span></text:span></text:p>
      <text:p text:style-name="P51"><text:span text:style-name="Source_20_Text"><text:span text:style-name="T79"><text:s text:c="3"/>Planting good seeds</text:span></text:span></text:p>
      <text:p text:style-name="P51"><text:span text:style-name="Source_20_Text"><text:span text:style-name="T79"><text:s text:c="3"/>Giving them space + time (no overcrowded rows)</text:span></text:span></text:p>
      <text:p text:style-name="P51"><text:span text:style-name="Source_20_Text"><text:span text:style-name="T79"><text:s text:c="3"/>And love + sunlight + water + attention + faithfulness to small things.</text:span></text:span></text:p>
      <text:p text:style-name="P51"><text:soft-page-break/><text:span text:style-name="Source_20_Text"><text:span text:style-name="T79"><text:s text:c="3"/>I will not measure by achievement but by what is able to grow + flourish over time.</text:span></text:span><text:span text:style-name="Source_20_Text"><text:span text:style-name="T66">"</text:span></text:span></text:p>
      <text:p text:style-name="P51"><text:span text:style-name="Source_20_Text"><text:span text:style-name="T66"/></text:span></text:p>
      <text:p text:style-name="P59"><text:span text:style-name="Source_20_Text"><text:span text:style-name="T76">. . .</text:span></text:span></text:p>
      <text:p text:style-name="P51"><text:span text:style-name="Source_20_Text"><text:span text:style-name="T66"/></text:span></text:p>
      <text:p text:style-name="P51"><text:span text:style-name="Source_20_Text"><text:span text:style-name="T66">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52"><text:span text:style-name="Source_20_Text"><text:span text:style-name="T66"><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span></text:span></text:p>
      <text:p text:style-name="P52"><text:span text:style-name="Source_20_Text"><text:span text:style-name="T66"/></text:span></text:p>
      <text:p text:style-name="P52"><text:span text:style-name="Source_20_Text"><text:span text:style-name="T66"><text:s/>Kevin is, of course, on tour with the Honeycutters and Hannah Kaminer.</text:span></text:span></text:p>
      <text:p text:style-name="P52"><text:span text:style-name="Source_20_Text"><text:span text:style-name="T66"/></text:span></text:p>
      <text:p text:style-name="P60"><text:span text:style-name="Source_20_Text"><text:span text:style-name="T76">. . .</text:span></text:span></text:p>
      <text:p text:style-name="P52"><text:span text:style-name="Source_20_Text"><text:span text:style-name="T66"/></text:span></text:p>
      <text:p text:style-name="P52"><text:span text:style-name="Source_20_Text"><text:span text:style-name="T66">I texted Hannah at 2:23. "Exciting adventure plans: I'm going to walk to my house, print some journal entries, walk down to Kev's, let Charlie out, swing by Aldi, get a burrito from El Kimchi at the Brew Pump and come back. I hope you have a great show and a fun time in Nashville!"</text:span></text:span></text:p>
      <text:p text:style-name="P52"><text:soft-page-break/><text:span text:style-name="Source_20_Text"><text:span text:style-name="T66"><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span></text:span></text:p>
      <text:p text:style-name="P52"><text:span text:style-name="Source_20_Text"><text:span text:style-name="T66"><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span></text:span></text:p>
      <text:p text:style-name="P52"><text:span text:style-name="Source_20_Text"><text:span text:style-name="T66"><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span></text:span></text:p>
      <text:p text:style-name="P52"><text:span text:style-name="Source_20_Text"><text:span text:style-name="T66"><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span></text:span></text:p>
      <text:p text:style-name="P52"><text:soft-page-break/><text:span text:style-name="Source_20_Text"><text:span text:style-name="T66"><text:s text:c="3"/>It dawned on my at that exact moment that Drew might be on the spectrum, so I said, "Perhaps autisticly so."</text:span></text:span></text:p>
      <text:p text:style-name="P52"><text:span text:style-name="Source_20_Text"><text:span text:style-name="T66"><text:s text:c="3"/>Francis said, "Yes, excellent, even better."</text:span></text:span></text:p>
      <text:p text:style-name="P52"><text:span text:style-name="Source_20_Text"><text:span text:style-name="T66"><text:s text:c="3"/>Drew came over and said, "Wow, Ross, you need to grow back your facial hair this instant." Rob's dog started barking at Drew and never stopped.</text:span></text:span></text:p>
      <text:p text:style-name="P52"><text:span text:style-name="Source_20_Text"><text:span text:style-name="T66"><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span></text:span></text:p>
      <text:p text:style-name="P52"><text:span text:style-name="Source_20_Text"><text:span text:style-name="T66"><text:s text:c="3"/>I walked east with my beer, finishing it in front of the Country Club. I went down to Hannah's house, deposited my things, laid on her bed and wrote in my journal. I realized I hadn't read the entries I'd printed earlier, so I did that too. </text:span></text:span></text:p>
      <text:p text:style-name="P52"><text:span text:style-name="Source_20_Text"><text:span text:style-name="T66"/></text:span></text:p>
      <text:p text:style-name="P60"><text:span text:style-name="Source_20_Text"><text:span text:style-name="T76">. . .</text:span></text:span></text:p>
      <text:p text:style-name="P52"><text:span text:style-name="Source_20_Text"><text:span text:style-name="T66"/></text:span></text:p>
      <text:p text:style-name="P52"><text:span text:style-name="Source_20_Text"><text:span text:style-name="T66">Hannah texted me at 9:44:</text:span></text:span></text:p>
      <text:p text:style-name="P52"><text:span text:style-name="Source_20_Text"><text:span text:style-name="T66"/></text:span></text:p>
      <text:p text:style-name="P52"><text:span text:style-name="Source_20_Text"><text:span text:style-name="T79">How are things there? 2 out of 3 green room occupants are fast asleep here.</text:span></text:span></text:p>
      <text:p text:style-name="P52"><text:span text:style-name="Source_20_Text"><text:span text:style-name="T79"/></text:span></text:p>
      <text:p text:style-name="P42"><text:span text:style-name="Source_20_Text"><text:span text:style-name="T79">A well-known summer camp tradition is to eat all the string cheese, so very successful, I would say. I just took a bath and Neville was very curious about it. How was your set?</text:span></text:span></text:p>
      <text:p text:style-name="P42"><text:span text:style-name="Source_20_Text"><text:span text:style-name="T79"/></text:span></text:p>
      <text:p text:style-name="P42"><text:span text:style-name="Source_20_Text"><text:span text:style-name="T79">Kevin's gotta be one of the sleepers </text:span></text:span></text:p>
      <text:p text:style-name="P52"><text:soft-page-break/><text:span text:style-name="Source_20_Text"><text:span text:style-name="T79"/></text:span></text:p>
      <text:p text:style-name="P52"><text:span text:style-name="Source_20_Text"><text:span text:style-name="T79">Neville and Bruce love keeping me company during baths! Sometimes they perch on the side </text:span></text:span></text:p>
      <text:p text:style-name="P52"><text:span text:style-name="Source_20_Text"><text:span text:style-name="T79">It was good! Started off a little rough and then I found my footing and by the end I was feeling good about it!</text:span></text:span></text:p>
      <text:p text:style-name="P52"><text:span text:style-name="Source_20_Text"><text:span text:style-name="T79"/></text:span></text:p>
      <text:p text:style-name="P42"><text:span text:style-name="Source_20_Text"><text:span text:style-name="T79">Bruce didn't even check it out... not sure WHAT he was up to</text:span></text:span></text:p>
      <text:p text:style-name="P42"><text:span text:style-name="Source_20_Text"><text:span text:style-name="T79"/></text:span></text:p>
      <text:p text:style-name="P42"><text:span text:style-name="Source_20_Text"><text:span text:style-name="T79">He mainly just wants the string cheese and the wrappers so he may have been sulking</text:span></text:span></text:p>
      <text:p text:style-name="P52"><text:span text:style-name="Source_20_Text"><text:span text:style-name="T79"/></text:span></text:p>
      <text:p text:style-name="P52"><text:span text:style-name="Source_20_Text"><text:span text:style-name="T79">Maybe smelling shoes? One of his other hobbies </text:span></text:span></text:p>
      <text:p text:style-name="P52"><text:span text:style-name="Source_20_Text"><text:span text:style-name="T79">There is yacht rock on the stage next door to the green room and it is impossibly loud. I am ready to never hear another yacht rock song for about five years </text:span></text:span></text:p>
      <text:p text:style-name="P52"><text:span text:style-name="Source_20_Text"><text:span text:style-name="T79"/></text:span></text:p>
      <text:p text:style-name="P42"><text:span text:style-name="Source_20_Text"><text:span text:style-name="T79">Did you bring your headphones??</text:span></text:span></text:p>
      <text:p text:style-name="P52"><text:span text:style-name="Source_20_Text"><text:span text:style-name="T79"/></text:span></text:p>
      <text:p text:style-name="P52"><text:span text:style-name="Source_20_Text"><text:span text:style-name="T79">No :( not the big foam ones</text:span></text:span></text:p>
      <text:p text:style-name="P52"><text:span text:style-name="Source_20_Text"><text:span text:style-name="T79">Bad idea to leave them!</text:span></text:span></text:p>
      <text:p text:style-name="P52"><text:span text:style-name="Source_20_Text"><text:span text:style-name="T79"/></text:span></text:p>
      <text:p text:style-name="P42"><text:span text:style-name="Source_20_Text"><text:span text:style-name="T79">Oh no! I wish I had thought of that last night!</text:span></text:span></text:p>
      <text:p text:style-name="P42"><text:span text:style-name="Source_20_Text"><text:span text:style-name="T79">The PetSmart hotel had toppled over when I got back today so it's being anchored down by my blue bag and they think that is an excellent addition</text:span></text:span></text:p>
      <text:p text:style-name="P52"><text:span text:style-name="Source_20_Text"><text:span text:style-name="T79"/></text:span></text:p>
      <text:p text:style-name="P52"><text:span text:style-name="Source_20_Text"><text:span text:style-name="T79">Have you ever played yacht rock?</text:span></text:span></text:p>
      <text:p text:style-name="P52"><text:span text:style-name="Source_20_Text"><text:span text:style-name="T79"/></text:span></text:p>
      <text:p text:style-name="P42"><text:soft-page-break/><text:span text:style-name="Source_20_Text"><text:span text:style-name="T79">Hmm, I don't think I have. Secret B-Sides would be the closest but we don't really rock so we thankfully stay more in the R&amp;B/hip-hop realm </text:span></text:span></text:p>
      <text:p text:style-name="P42"><text:span text:style-name="Source_20_Text"><text:span text:style-name="T79">And I hate Steely Dan. Does playing Dreams by Fleetwood Mac count?</text:span></text:span></text:p>
      <text:p text:style-name="P52"><text:span text:style-name="Source_20_Text"><text:span text:style-name="T79"/></text:span></text:p>
      <text:p text:style-name="P52"><text:span text:style-name="Source_20_Text"><text:span text:style-name="T79">Awww thanks for looking out for them. And me sometimes too!!</text:span></text:span></text:p>
      <text:p text:style-name="P52"><text:span text:style-name="Source_20_Text"><text:span text:style-name="T79"/></text:span></text:p>
      <text:p text:style-name="P52"><text:span text:style-name="Source_20_Text"><text:span text:style-name="T79">Oh that's good. I don't think Fleetwood Mac counts but now I'm pondering the definition at all</text:span></text:span></text:p>
      <text:p text:style-name="P52"><text:span text:style-name="Source_20_Text"><text:span text:style-name="T79"/></text:span></text:p>
      <text:p text:style-name="P42"><text:span text:style-name="Source_20_Text"><text:span text:style-name="T79">You're welcome!</text:span></text:span></text:p>
      <text:p text:style-name="P42"><text:span text:style-name="Source_20_Text"><text:span text:style-name="T79"/></text:span></text:p>
      <text:p text:style-name="P42"><text:span text:style-name="Source_20_Text"><text:span text:style-name="T79">It's all very tricky. I googled yacht rock examples and that came up, but I'm gonna let them and me slide on this one. I've covered it in almost every band including with Tina and she would never admit to playing yacht rock... I don't think </text:span></text:span></text:p>
      <text:p text:style-name="P42"><text:span text:style-name="Source_20_Text"><text:span text:style-name="T79">Thanks for trusting me and giving me the opportunities to look out for y'all sometimes</text:span></text:span></text:p>
      <text:p text:style-name="P42"><text:span text:style-name="Source_20_Text"><text:span text:style-name="T79"/></text:span></text:p>
      <text:p text:style-name="P42"><text:span text:style-name="Source_20_Text"><text:span text:style-name="T77">—VI.IV</text:span></text:span></text:p>
      <text:p text:style-name="P52"><text:span text:style-name="Source_20_Text"><text:span text:style-name="T67"/></text:span></text:p>
      <text:p text:style-name="P52"><text:span text:style-name="Source_20_Text"><text:span text:style-name="T67">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text:span></text:span><text:soft-page-break/><text:span text:style-name="Source_20_Text"><text:span text:style-name="T67">made up words, I realized it had to be DEBUT and took pride in a hard earned three-guess.</text:span></text:span></text:p>
      <text:p text:style-name="P52"><text:span text:style-name="Source_20_Text"><text:span text:style-name="T67"><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span></text:span></text:p>
      <text:p text:style-name="P52"><text:span text:style-name="Source_20_Text"><text:span text:style-name="T67"><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span></text:span></text:p>
      <text:p text:style-name="P52"><text:span text:style-name="Source_20_Text"><text:span text:style-name="T67"><text:s text:c="3"/>I went to the bedroom, glanced at my phone, grabbed my computer, returned to the living room and wrote in my journal.</text:span></text:span></text:p>
      <text:p text:style-name="P52"><text:span text:style-name="Source_20_Text"><text:span text:style-name="T67"/></text:span></text:p>
      <text:p text:style-name="P52"><text:soft-page-break/><text:span text:style-name="Source_20_Text"><text:span text:style-name="T67">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span></text:span></text:p>
      <text:p text:style-name="P52"><text:span text:style-name="Source_20_Text"><text:span text:style-name="T67"><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span></text:span></text:p>
      <text:p text:style-name="P52"><text:span text:style-name="Source_20_Text"><text:span text:style-name="T67"><text:s text:c="3"/>One is: I'm not going to date anybody in the near future.</text:span></text:span></text:p>
      <text:p text:style-name="P52"><text:span text:style-name="Source_20_Text"><text:span text:style-name="T67"><text:s text:c="3"/>I don't like the way that reads because I'm afraid it could be confused as including you, whom I still very much would like to date.</text:span></text:span></text:p>
      <text:p text:style-name="P52"><text:span text:style-name="Source_20_Text"><text:span text:style-name="T67"><text:s text:c="3"/>The other: I'm not going to date anybody else any time soon.</text:span></text:span></text:p>
      <text:p text:style-name="P52"><text:soft-page-break/><text:span text:style-name="Source_20_Text"><text:span text:style-name="T67"><text:s text:c="3"/>I don't like this way either because it represents me as mistakenly thinking we are dating, which you have made clear we are not. </text:span></text:span></text:p>
      <text:p text:style-name="P52"><text:span text:style-name="Source_20_Text"><text:span text:style-name="T67"/></text:span></text:p>
      <text:p text:style-name="P52"><text:span text:style-name="Source_20_Text"><text:span text:style-name="T67">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span></text:span></text:p>
      <text:p text:style-name="P52"><text:span text:style-name="Source_20_Text"><text:span text:style-name="T67"/></text:span></text:p>
      <text:p text:style-name="P52"><text:span text:style-name="Source_20_Text"><text:span text:style-name="T67">At 12:43, she laughed and loved my final two texts from the night before, but did not write a response.</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span></text:span></text:p>
      <text:p text:style-name="P52"><text:span text:style-name="Source_20_Text"><text:span text:style-name="T67"><text:s text:c="3"/>The bartender apologized for taking so long to appear, then said, "Let's get you some food," so I ordered an Old One-Two burger with tots and a Coke. </text:span></text:span><text:soft-page-break/><text:span text:style-name="Source_20_Text"><text:span text:style-name="T67">I took Michel's seat when he left for work and ate my meal watching doubles tennis. Matt Martin texted me as I was leaving.</text:span></text:span></text:p>
      <text:p text:style-name="P52"><text:span text:style-name="Source_20_Text"><text:span text:style-name="T67"><text:s text:c="3"/>"Pj wants your number" </text:span></text:span></text:p>
      <text:p text:style-name="P52"><text:span text:style-name="Source_20_Text"><text:span text:style-name="T67"><text:s text:c="3"/>"Giveth it" </text:span></text:span></text:p>
      <text:p text:style-name="P52"><text:span text:style-name="Source_20_Text"><text:span text:style-name="T67"><text:s text:c="3"/>"Mmhm"</text:span></text:span></text:p>
      <text:p text:style-name="P52"><text:span text:style-name="Source_20_Text"><text:span text:style-name="T67"><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span></text:span></text:p>
      <text:p text:style-name="P52"><text:span text:style-name="Source_20_Text"><text:span text:style-name="T67"><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my recently printed entries and a couple chapters of le book. I farted around the house a bit and got another text from PJ, possibly insightful enough to include:</text:span></text:span></text:p>
      <text:p text:style-name="P52"><text:span text:style-name="Source_20_Text"><text:span text:style-name="T67"><text:s text:c="3"/>"I'm sure the person you are crushing on will take note that you are learning about her sister through this book out of a genuine desire for </text:span></text:span><text:soft-page-break/><text:span text:style-name="Source_20_Text"><text:span text:style-name="T67">empathy and understanding, to increase your capacity for caring in context and not to ingratiate yourself. I can't help but imagine that will be very meaningful to them."</text:span></text:span></text:p>
      <text:p text:style-name="P52"><text:span text:style-name="Source_20_Text"><text:span text:style-name="T67"><text:s text:c="3"/>Then an exchange with Maddy: </text:span></text:span></text:p>
      <text:p text:style-name="P52"><text:span text:style-name="Source_20_Text"><text:span text:style-name="T67"><text:s text:c="3"/>"When are you going to Red Rock?"</text:span></text:span></text:p>
      <text:p text:style-name="P52"><text:span text:style-name="Source_20_Text"><text:span text:style-name="T67"><text:s text:c="3"/>"Decided I'm not gonna go... hopefully gonna house sit for Kev/Alyse and/or Scott/Leann during that time"</text:span></text:span></text:p>
      <text:p text:style-name="P52"><text:span text:style-name="Source_20_Text"><text:span text:style-name="T67"><text:s text:c="3"/>"Are you feeling less happy about your living situation or just looking for a staycation?"</text:span></text:span></text:p>
      <text:p text:style-name="P52"><text:span text:style-name="Source_20_Text"><text:span text:style-name="T67"><text:s text:c="3"/>"Just securing some income"</text:span></text:span></text:p>
      <text:p text:style-name="P52"><text:span text:style-name="Source_20_Text"><text:span text:style-name="T67"><text:s text:c="3"/>"Oh! Hell yeah. I don't think I've ever been paid to house sit, but that's pretty rad"</text:span></text:span></text:p>
      <text:p text:style-name="P52"><text:span text:style-name="Source_20_Text"><text:span text:style-name="T67"><text:s text:c="3"/>And then, at six, I got the text I had been hoping for from Scott:</text:span></text:span></text:p>
      <text:p text:style-name="P52"><text:span text:style-name="Source_20_Text"><text:span text:style-name="T67"><text:s text:c="3"/>"G'day mate. <text:s/>Happy fourf! <text:s/>Was just oooking ahead and was wondering if youde be into anothe house dog cat sit july 16-20? <text:s/>Hows that strike you? <text:s/>NSIFNOC! (No sweat if not of course)"</text:span></text:span></text:p>
      <text:p text:style-name="P52"><text:span text:style-name="Source_20_Text"><text:span text:style-name="T67"><text:s text:c="3"/>I touched myself, thinking about someone other than Hannah for the first time in weeks. Kate was effortless, and it made me a little sad. I cleaned up, read a chapter and wrote in my journal.</text:span></text:span></text:p>
      <text:p text:style-name="P52"><text:span text:style-name="Source_20_Text"><text:span text:style-name="T67"/></text:span></text:p>
      <text:p text:style-name="P52"><text:span text:style-name="Source_20_Text"><text:span text:style-name="T67">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ext:span></text:span><text:soft-page-break/><text:span text:style-name="Source_20_Text"><text:span text:style-name="T67">Timeline first. What if I started that right now? Don't forget the end date is March 7th.</text:span></text:span></text:p>
      <text:p text:style-name="P52"><text:span text:style-name="Source_20_Text"><text:span text:style-name="T67"><text:s text:c="3"/>I don't know. Not having the minute and finite details makes it really boring and tedious to put together. "I drove to Gary's house for Zelda's birthday party, then went to Kevin's house for Hannah rehearsal." Bleh.</text:span></text:span></text:p>
      <text:p text:style-name="P52"><text:span text:style-name="Source_20_Text"><text:span text:style-name="T67"><text:s text:c="3"/>I decided to see if it would be more fun to type up an entry from my journal and indeed it was. The first one was, expectedly, a long one. I also cracked open a Trail Pass.</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span></text:span></text:p>
      <text:p text:style-name="P52"><text:span text:style-name="Source_20_Text"><text:span text:style-name="T67"/></text:span></text:p>
      <text:p text:style-name="P52"><text:span text:style-name="Source_20_Text"><text:span text:style-name="T67">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span></text:span></text:p>
      <text:p text:style-name="P52"><text:soft-page-break/><text:span text:style-name="Source_20_Text"><text:span text:style-name="T67"><text:s text:c="3"/>It's important to remember her communication was enthusiastic; we both shared the entirety of our days, albethey relatively uneventful. I guess she didn't respond to my microbids to talk about the book. That and her not reaching out first are all I'm complaining about. </text:span></text:span></text:p>
      <text:p text:style-name="P52"><text:span text:style-name="Source_20_Text"><text:span text:style-name="T67"/></text:span></text:p>
      <text:p text:style-name="P52"><text:span text:style-name="Source_20_Text"><text:span text:style-name="T77">VI.V—</text:span></text:span></text:p>
      <text:p text:style-name="P52"><text:span text:style-name="Source_20_Text"><text:span text:style-name="T67"/></text:span></text:p>
      <text:p text:style-name="P52"><text:span text:style-name="Source_20_Text"><text:span text:style-name="T67">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reserve bag of coffee I'd had my eyes on was whole-bean and Hannah doesn't have a grinder.</text:span></text:span></text:p>
      <text:p text:style-name="P52"><text:span text:style-name="Source_20_Text"><text:span text:style-name="T67"><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span></text:span></text:p>
      <text:p text:style-name="P52"><text:span text:style-name="Source_20_Text"><text:span text:style-name="T67"><text:s text:c="3"/>I went out to the living room, took a sip of coffee and wrote in my journal.</text:span></text:span></text:p>
      <text:p text:style-name="P52"><text:span text:style-name="Source_20_Text"><text:span text:style-name="T67"/></text:span></text:p>
      <text:p text:style-name="P52"><text:span text:style-name="Source_20_Text"><text:span text:style-name="T67">I have managed to make it so strong that I can thankfully only taste the bitterness, not the </text:span></text:span><text:soft-page-break/><text:span text:style-name="Source_20_Text"><text:span text:style-name="T67">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span></text:span></text:p>
      <text:p text:style-name="P52"><text:span text:style-name="Source_20_Text"><text:span text:style-name="T67"><text:s text:c="3"/>I would like to see Courtney's ska band at FBO on Sunday.</text:span></text:span></text:p>
      <text:p text:style-name="P52"><text:span text:style-name="Source_20_Text"><text:span text:style-name="T67"><text:s text:c="3"/>Hannah is back on Monday.</text:span></text:span></text:p>
      <text:p text:style-name="P52"><text:span text:style-name="Source_20_Text"><text:span text:style-name="T67"><text:s text:c="3"/>Sun Goblin is at the 27 Club on Tuesday.</text:span></text:span></text:p>
      <text:p text:style-name="P52"><text:span text:style-name="Source_20_Text"><text:span text:style-name="T67"><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long chapter, cleaned the litter boxes, took out the recycling/litter, refolded my towel into thirds to match the unused one, moved laundry to the basket, unplugged my phone, packed up the charger, checked the weather and texted Hannah.</text:span></text:span></text:p>
      <text:p text:style-name="P52"><text:span text:style-name="Source_20_Text"><text:span text:style-name="T67"><text:s text:c="3"/>"Good morning! Beds are made, dishes done, litter clean, bowls full, laundry in-basket and fridge mostly cheeseless. I can't really move your car right now because that olive-skinned man is out there yappin' on his phone again, but maybe I could </text:span></text:span><text:soft-page-break/><text:span text:style-name="Source_20_Text"><text:span text:style-name="T67">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span></text:span></text:p>
      <text:p text:style-name="P52"><text:span text:style-name="Source_20_Text"><text:span text:style-name="T67"><text:s text:c="3"/>I wrote in my journal while eyeing the rest of my coffee and another chapter of The Electricity of Every Living Thing.</text:span></text:span></text:p>
      <text:p text:style-name="P52"><text:span text:style-name="Source_20_Text"><text:span text:style-name="T67"/></text:span></text:p>
      <text:p text:style-name="P60"><text:span text:style-name="Source_20_Text"><text:span text:style-name="T77">. . .</text:span></text:span></text:p>
      <text:p text:style-name="P60"><text:span text:style-name="Source_20_Text"><text:span text:style-name="T67"/></text:span></text:p>
      <text:p text:style-name="P52"><text:span text:style-name="Source_20_Text"><text:span text:style-name="T67">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ruck was leaving and Erica was sitting in the porch swing. "Did you get a visa?" I asked.</text:span></text:span></text:p>
      <text:p text:style-name="P52"><text:span text:style-name="Source_20_Text"><text:span text:style-name="T67"><text:s text:c="3"/>She said, "I think so," and handed me her passport, which definitely included a residence visa, meaning she can stay as long as she likes henceforth.</text:span></text:span></text:p>
      <text:p text:style-name="P52"><text:span text:style-name="Source_20_Text"><text:span text:style-name="T67"><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span></text:span></text:p>
      <text:p text:style-name="P52"><text:soft-page-break/><text:span text:style-name="Source_20_Text"><text:span text:style-name="T67"/></text:span></text:p>
      <text:p text:style-name="P52"><text:span text:style-name="Source_20_Text"><text:span text:style-name="T67">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went downstairs, made a coffee, sat and talked with Erica. She said me moving to the basement was certainly a possibility, but wasn't sure I would enjoy having Arbnb guests upstairs; she had had a conversation recently about someone who was looking for a two-bedroom apartment, which sounds more ideal to both of us. The only thing she knows for sure is that she wants to sheet rock and walls and ceiling of the basement and put in doors instead of having holes in the exterior walls.</text:span></text:span></text:p>
      <text:p text:style-name="P52"><text:span text:style-name="Source_20_Text"><text:span text:style-name="T67"><text:s text:c="3"/>I said I would be down for whatever, came upstairs, continued drinking coffee with a side of Trail Pass, created a master file for my full 2024 journal and wrote in the current one.</text:span></text:span></text:p>
      <text:p text:style-name="P52"><text:span text:style-name="Source_20_Text"><text:span text:style-name="T67"/></text:span></text:p>
      <text:p text:style-name="P60"><text:span text:style-name="Source_20_Text"><text:span text:style-name="T77">. . .</text:span></text:span></text:p>
      <text:p text:style-name="P52"><text:soft-page-break/><text:span text:style-name="Source_20_Text"><text:span text:style-name="T77"/></text:span></text:p>
      <text:p text:style-name="P52"><text:span text:style-name="Source_20_Text"><text:span text:style-name="T67">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span></text:span></text:p>
      <text:p text:style-name="P52"><text:span text:style-name="Source_20_Text"><text:span text:style-name="T67"><text:s text:c="3"/>I probably deleted a lot of things retroactively, come to think of it.</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yped a little bit, drove to Ingles for hop water and OJ, then sent Hannah a picture of the combo and said, "Look what you've done to me" with a melty face, then, "It's genius, really"</text:span></text:span></text:p>
      <text:p text:style-name="P52"><text:span text:style-name="Source_20_Text"><text:span text:style-name="T67"><text:s text:c="3"/>She said, "Thank you! It was a surprise to me that it was actually good" and then, "Hopmosas? Is that what we should call it?"</text:span></text:span></text:p>
      <text:p text:style-name="P52"><text:soft-page-break/><text:span text:style-name="Source_20_Text"><text:span text:style-name="T67"><text:s text:c="3"/>I said, "I think that's what you called it before even describing it and I knew what it was right away"</text:span></text:span></text:p>
      <text:p text:style-name="P52"><text:span text:style-name="Source_20_Text"><text:span text:style-name="T67"><text:s text:c="3"/>She said, "Oh yay. That's a good name then!"</text:span></text:span></text:p>
      <text:p text:style-name="P52"><text:span text:style-name="Source_20_Text"><text:span text:style-name="T67"><text:s text:c="3"/>I got high, typed some more, drank my hopmosa, read a chapter, scrolled on my phone, ate some cheese and then wrote in my journal.</text:span></text:span></text:p>
      <text:p text:style-name="P52"><text:span text:style-name="Source_20_Text"><text:span text:style-name="T67"/></text:span></text:p>
      <text:p text:style-name="P52"><text:span text:style-name="Source_20_Text"><text:span text:style-name="T67">It has been difficult to see in writing how intense I have been with Hannah, and to think that she's still, at worst, my affectionate friend, is amazing. Thankfully, the worst of it, journal-wise is over. I do not spill my guts anymore between what has been written and the present. </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looked at social media, unrolled my musty rug, opened another hop water, typed a few long entries , ate some cheese, read another chapter, checked the weather, confirmed I'd be able to walk in the morning and wrote in my journa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01:20:17.492955496</dc:date>
    <meta:editing-duration>P3DT1H14M28S</meta:editing-duration>
    <meta:editing-cycles>64</meta:editing-cycles>
    <meta:generator>LibreOffice/7.3.7.2$Linux_X86_64 LibreOffice_project/30$Build-2</meta:generator>
    <meta:print-date>2024-07-06T00:30:03.848023276</meta:print-date>
    <meta:document-statistic meta:table-count="0" meta:image-count="0" meta:object-count="0" meta:page-count="73" meta:paragraph-count="408" meta:word-count="18661" meta:character-count="97922" meta:non-whitespace-character-count="78820"/>
  </office:meta>
</office:document-meta>
</file>